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19A000033C30000150B97DE9C1B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Ericsson GA628" svg:font-family="'Ericsson GA628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188in" style:rel-column-width="15319*"/>
    </style:style>
    <style:style style:name="Table1.B" style:family="table-column">
      <style:table-column-properties style:column-width="5.3063in" style:rel-column-width="5021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6188in" style:rel-column-width="15319*"/>
    </style:style>
    <style:style style:name="Table2.B" style:family="table-column">
      <style:table-column-properties style:column-width="5.3063in" style:rel-column-width="5021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6188in" style:rel-column-width="15319*"/>
    </style:style>
    <style:style style:name="Table3.B" style:family="table-column">
      <style:table-column-properties style:column-width="5.3063in" style:rel-column-width="5021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6188in" style:rel-column-width="15319*"/>
    </style:style>
    <style:style style:name="Table4.B" style:family="table-column">
      <style:table-column-properties style:column-width="5.3063in" style:rel-column-width="5021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6188in" style:rel-column-width="15319*"/>
    </style:style>
    <style:style style:name="Table5.B" style:family="table-column">
      <style:table-column-properties style:column-width="5.3063in" style:rel-column-width="5021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8299in" style:rel-column-width="17316*"/>
    </style:style>
    <style:style style:name="Table6.B" style:family="table-column">
      <style:table-column-properties style:column-width="5.0951in" style:rel-column-width="4821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8438in" style:rel-column-width="17448*"/>
    </style:style>
    <style:style style:name="Table7.B" style:family="table-column">
      <style:table-column-properties style:column-width="5.0813in" style:rel-column-width="4808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1.8438in" style:rel-column-width="17448*"/>
    </style:style>
    <style:style style:name="Table14.B" style:family="table-column">
      <style:table-column-properties style:column-width="5.0813in" style:rel-column-width="48087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6188in" style:rel-column-width="15319*"/>
    </style:style>
    <style:style style:name="Table8.B" style:family="table-column">
      <style:table-column-properties style:column-width="5.3063in" style:rel-column-width="5021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6188in" style:rel-column-width="15319*"/>
    </style:style>
    <style:style style:name="Table9.B" style:family="table-column">
      <style:table-column-properties style:column-width="5.3063in" style:rel-column-width="5021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6188in" style:rel-column-width="15319*"/>
    </style:style>
    <style:style style:name="Table10.B" style:family="table-column">
      <style:table-column-properties style:column-width="5.3063in" style:rel-column-width="50216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6188in" style:rel-column-width="15319*"/>
    </style:style>
    <style:style style:name="Table11.B" style:family="table-column">
      <style:table-column-properties style:column-width="5.3063in" style:rel-column-width="5021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1.6188in" style:rel-column-width="15319*"/>
    </style:style>
    <style:style style:name="Table15.B" style:family="table-column">
      <style:table-column-properties style:column-width="5.3063in" style:rel-column-width="50216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1.6188in" style:rel-column-width="15319*"/>
    </style:style>
    <style:style style:name="Table16.B" style:family="table-column">
      <style:table-column-properties style:column-width="5.3063in" style:rel-column-width="50216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1.6188in" style:rel-column-width="15319*"/>
    </style:style>
    <style:style style:name="Table18.B" style:family="table-column">
      <style:table-column-properties style:column-width="5.3063in" style:rel-column-width="50216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1.6188in" style:rel-column-width="15319*"/>
    </style:style>
    <style:style style:name="Table19.B" style:family="table-column">
      <style:table-column-properties style:column-width="5.3063in" style:rel-column-width="50216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1.9569in" style:rel-column-width="18519*"/>
    </style:style>
    <style:style style:name="Table12.B" style:family="table-column">
      <style:table-column-properties style:column-width="4.9681in" style:rel-column-width="4701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1.9215in" style:rel-column-width="18184*"/>
    </style:style>
    <style:style style:name="Table13.B" style:family="table-column">
      <style:table-column-properties style:column-width="5.0035in" style:rel-column-width="4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1.6188in" style:rel-column-width="15319*"/>
    </style:style>
    <style:style style:name="Table17.B" style:family="table-column">
      <style:table-column-properties style:column-width="5.3063in" style:rel-column-width="50216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1.6188in" style:rel-column-width="15319*"/>
    </style:style>
    <style:style style:name="Table22.B" style:family="table-column">
      <style:table-column-properties style:column-width="5.3063in" style:rel-column-width="50216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1.6188in" style:rel-column-width="15319*"/>
    </style:style>
    <style:style style:name="Table20.B" style:family="table-column">
      <style:table-column-properties style:column-width="5.3063in" style:rel-column-width="50216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1.6188in" style:rel-column-width="15319*"/>
    </style:style>
    <style:style style:name="Table21.B" style:family="table-column">
      <style:table-column-properties style:column-width="5.3063in" style:rel-column-width="50216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1.6188in" style:rel-column-width="15319*"/>
    </style:style>
    <style:style style:name="Table23.B" style:family="table-column">
      <style:table-column-properties style:column-width="5.3063in" style:rel-column-width="50216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1.6188in" style:rel-column-width="15319*"/>
    </style:style>
    <style:style style:name="Table24.B" style:family="table-column">
      <style:table-column-properties style:column-width="5.3063in" style:rel-column-width="50216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1.6188in" style:rel-column-width="15319*"/>
    </style:style>
    <style:style style:name="Table26.B" style:family="table-column">
      <style:table-column-properties style:column-width="5.3063in" style:rel-column-width="50216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B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1.6188in" style:rel-column-width="15319*"/>
    </style:style>
    <style:style style:name="Table27.B" style:family="table-column">
      <style:table-column-properties style:column-width="5.3063in" style:rel-column-width="50216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B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1.6188in" style:rel-column-width="15319*"/>
    </style:style>
    <style:style style:name="Table28.B" style:family="table-column">
      <style:table-column-properties style:column-width="5.3063in" style:rel-column-width="50216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B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1.6188in" style:rel-column-width="15319*"/>
    </style:style>
    <style:style style:name="Table29.B" style:family="table-column">
      <style:table-column-properties style:column-width="5.3063in" style:rel-column-width="50216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B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1.6188in" style:rel-column-width="15319*"/>
    </style:style>
    <style:style style:name="Table25.B" style:family="table-column">
      <style:table-column-properties style:column-width="5.3063in" style:rel-column-width="50216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rame_20_contents">
      <style:text-properties style:font-name="Ericsson GA628"/>
    </style:style>
    <style:style style:name="P2" style:family="paragraph" style:parent-style-name="Frame_20_contents">
      <style:text-properties style:font-name="Ericsson GA628" fo:font-size="16pt" style:font-size-asian="16pt" style:font-size-complex="16pt"/>
    </style:style>
    <style:style style:name="P3" style:family="paragraph" style:parent-style-name="Frame_20_contents">
      <style:text-properties style:font-name="Ericsson GA628" fo:font-size="12pt" style:font-size-asian="12pt" style:font-size-complex="12pt"/>
    </style:style>
    <style:style style:name="P4" style:family="paragraph" style:parent-style-name="Frame_20_contents">
      <style:text-properties style:font-name="Ericsson GA628" fo:font-size="32pt" fo:letter-spacing="0.0693in" fo:background-color="transparent" style:font-size-asian="32pt" style:font-size-complex="32pt"/>
    </style:style>
    <style:style style:name="P5" style:family="paragraph" style:parent-style-name="Frame_20_contents">
      <style:paragraph-properties fo:text-align="center" style:justify-single-word="false"/>
      <style:text-properties style:font-name="Arial Black" fo:font-size="16pt" style:font-size-asian="16pt" style:font-size-complex="16pt"/>
    </style:style>
    <style:style style:name="P6" style:family="paragraph" style:parent-style-name="Frame_20_contents">
      <style:paragraph-properties fo:text-align="center" style:justify-single-word="false"/>
      <style:text-properties style:font-name="Arial Black" fo:font-size="8pt" style:font-size-asian="7pt" style:font-size-complex="8pt"/>
    </style:style>
    <style:style style:name="P7" style:family="paragraph" style:parent-style-name="Frame_20_contents">
      <style:paragraph-properties fo:text-align="center" style:justify-single-word="false"/>
      <style:text-properties style:font-name="Arial" fo:font-size="14pt" fo:font-style="italic" style:font-size-asian="14pt" style:font-style-asian="italic" style:font-size-complex="14pt" style:font-style-complex="italic"/>
    </style:style>
    <style:style style:name="P8" style:family="paragraph" style:parent-style-name="Standard">
      <style:text-properties style:font-name="Arial Black"/>
    </style:style>
    <style:style style:name="P9" style:family="paragraph" style:parent-style-name="Standard">
      <style:text-properties style:font-name="Ericsson GA628"/>
    </style:style>
    <style:style style:name="P10" style:family="paragraph" style:parent-style-name="Standard">
      <style:text-properties style:font-name="Times New Roman"/>
    </style:style>
    <style:style style:name="P11" style:family="paragraph" style:parent-style-name="Table_20_Contents">
      <style:text-properties style:font-name="Ericsson GA628"/>
    </style:style>
    <style:style style:name="P12" style:family="paragraph" style:parent-style-name="Table_20_Contents">
      <style:text-properties style:font-name="Ericsson GA628" fo:font-size="32pt" style:font-size-asian="32pt" style:font-size-complex="32pt"/>
    </style:style>
    <style:style style:name="P13" style:family="paragraph" style:parent-style-name="Standard">
      <style:paragraph-properties fo:break-before="page"/>
      <style:text-properties style:font-name="Arial Black"/>
    </style:style>
    <style:style style:name="P14" style:family="paragraph" style:parent-style-name="Frame_20_contents">
      <style:text-properties style:font-name="Ericsson GA628" fo:font-size="12pt" style:font-size-asian="12pt" style:font-size-complex="12pt"/>
    </style:style>
    <style:style style:name="P15" style:family="paragraph" style:parent-style-name="Standard" style:list-style-name="L1">
      <style:text-properties style:font-name="Times New Roman"/>
    </style:style>
    <style:style style:name="P16" style:family="paragraph" style:parent-style-name="Standard">
      <style:text-properties style:font-name="Arial Black"/>
    </style:style>
    <style:style style:name="P17" style:family="paragraph" style:parent-style-name="Standard">
      <style:paragraph-properties fo:break-before="page"/>
      <style:text-properties style:font-name="Arial Black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Arial Black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fo:padding="0.1in" fo:border="0.26pt solid #000000" style:shadow="none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Frame14" text:anchor-type="paragraph" svg:x="3.0598in" svg:y="0.0799in" svg:width="3.8071in" draw:z-index="26"><draw:text-box fo:min-height="1.0602in"><text:p text:style-name="P5">Networked Fast Clock Master</text:p><text:p text:style-name="P5">Instruction Manual</text:p><text:p text:style-name="P6"/><text:p text:style-name="P7">MRB-FCM v1.0 Wired and Wireless</text:p></draw:text-box></draw:frame><draw:frame draw:style-name="fr3" draw:name="graphics1" text:anchor-type="paragraph" svg:x="0.0598in" svg:y="0in" svg:width="2.8591in" svg:height="1.0984in" draw:z-index="25"><draw:image xlink:href="Pictures/2000019A000033C30000150B97DE9C1B.svm" xlink:type="simple" xlink:show="embed" xlink:actuate="onLoad"/></draw:frame> </text:p>
      <text:p text:style-name="P8"/>
      <text:p text:style-name="P8">Basic Installation - Wiring</text:p>
      <text:p text:style-name="P10"/>
      <text:p text:style-name="P10">Write stuff here</text:p>
      <text:p text:style-name="P10"/>
      <text:p text:style-name="P8">Advanced User Information</text:p>
      <text:p text:style-name="P10"/>
      <text:list xml:id="list41486909" text:style-name="L1">
        <text:list-item>
          <text:p text:style-name="P15">Packet format</text:p>
        </text:list-item>
        <text:list-item>
          <text:p text:style-name="P15">EEPROM configuration addresses</text:p>
          <text:p text:style-name="P15"/>
        </text:list-item>
      </text:list>
      <text:p text:style-name="P13">Screen 1.0: Main Screen – Real Time Clock Mode</text:p>
      <text:p text:style-name="Standard"><draw:frame draw:style-name="fr2" draw:name="Frame1" text:anchor-type="paragraph" svg:x="0.0071in" svg:y="0.1717in" svg:width="2.9992in" draw:z-index="0"><draw:text-box fo:min-height="1.1228in"><text:p text:style-name="P2"><text:s text:c="16"/>AM</text:p><text:p text:style-name="P2"><text:s text:c="16"/>REAL</text:p><text:p text:style-name="P2">FC:1200A 11 Nov 2012</text:p><text:p text:style-name="P1"><text:span text:style-name="T1">FAST <text:s text:c="11"/>CONF</text:span> </text:p></draw:text-box></draw:frame><draw:frame draw:style-name="fr1" draw:name="Frame25" text:anchor-type="paragraph" svg:x="0.2764in" svg:y="0.2575in" svg:width="1.7799in" draw:z-index="23"><draw:text-box fo:min-height="0.4516in"><text:p text:style-name="P4">12:34</text:p></draw:text-box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Element</text:p>
          </table:table-cell>
          <table:table-cell table:style-name="Table1.B1" office:value-type="string">
            <text:p text:style-name="Table_20_Contents">Description</text:p>
          </table:table-cell>
        </table:table-row>
        <table:table-row>
          <table:table-cell table:style-name="Table1.A2" office:value-type="string">
            <text:p text:style-name="P12">12:34</text:p>
            <text:p text:style-name="P11"/>
          </table:table-cell>
          <table:table-cell table:style-name="Table1.B2" office:value-type="string">
            <text:p text:style-name="Table_20_Contents">The current real time, in hour/minute form. <text:s/>If 24 hour real time is selected, this will display with the leading zero. <text:s/>If 12 hour real time is selected, the leading zero will be suppressed.</text:p>
          </table:table-cell>
        </table:table-row>
        <table:table-row>
          <table:table-cell table:style-name="Table1.A2" office:value-type="string">
            <text:p text:style-name="P9">11 Nov 2012</text:p>
          </table:table-cell>
          <table:table-cell table:style-name="Table1.B2" office:value-type="string">
            <text:p text:style-name="Standard">The current real day, month, and year.</text:p>
          </table:table-cell>
        </table:table-row>
        <table:table-row>
          <table:table-cell table:style-name="Table1.A2" office:value-type="string">
            <text:p text:style-name="P9">FC:1200A</text:p>
          </table:table-cell>
          <table:table-cell table:style-name="Table1.B2" office:value-type="string">
            <text:p text:style-name="Standard">The current state of the fast clock. <text:s/>This will display FC: if the clock will immediately resume counting upon entry into Fast Clock Mode(FCM), and FH: if the clock will go into hold upon entering FCM.</text:p>
          </table:table-cell>
        </table:table-row>
        <table:table-row>
          <table:table-cell table:style-name="Table1.A2" office:value-type="string">
            <text:p text:style-name="P11">AM</text:p>
            <text:p text:style-name="P11"/>
          </table:table-cell>
          <table:table-cell table:style-name="Table1.B2" office:value-type="string">
            <text:p text:style-name="Table_20_Contents">If 24 hour real time is selected, this will show “24”. <text:s/>In 12 hour real time mode, this will show AM or PM as appropriate.</text:p>
          </table:table-cell>
        </table:table-row>
        <table:table-row>
          <table:table-cell table:style-name="Table1.A2" office:value-type="string">
            <text:p text:style-name="P11">REAL</text:p>
          </table:table-cell>
          <table:table-cell table:style-name="Table1.B2" office:value-type="string">
            <text:p text:style-name="Table_20_Contents">An indicator that the clock is currently in Real Time Mode (RTM).</text:p>
          </table:table-cell>
        </table:table-row>
        <table:table-row>
          <table:table-cell table:style-name="Table1.A2" office:value-type="string">
            <text:p text:style-name="P11">FAST</text:p>
          </table:table-cell>
          <table:table-cell table:style-name="Table1.B2" office:value-type="string">
            <text:p text:style-name="Table_20_Contents">Soft key 1 will enter into Fast Clock Mode – see Screen 1.1</text:p>
          </table:table-cell>
        </table:table-row>
        <table:table-row>
          <table:table-cell table:style-name="Table1.A2" office:value-type="string">
            <text:p text:style-name="P11">CONF</text:p>
          </table:table-cell>
          <table:table-cell table:style-name="Table1.B2" office:value-type="string">
            <text:p text:style-name="Table_20_Contents">Soft key 4 will enter the Configuration Menu – see Screen 2.0</text:p>
          </table:table-cell>
        </table:table-row>
      </table:table>
      <text:p text:style-name="Standard"/>
      <text:p text:style-name="P8">Screen 1.1: Main Screen – Fast Clock Mode</text:p>
      <text:p text:style-name="Standard"><draw:frame draw:style-name="fr2" draw:name="Frame2" text:anchor-type="paragraph" svg:x="0.0071in" svg:y="0.1717in" svg:width="2.9992in" draw:z-index="1"><draw:text-box fo:min-height="1.1228in"><text:p text:style-name="P2"><text:s text:c="16"/>AM</text:p><text:p text:style-name="P2"><text:s text:c="16"/>FAST</text:p><text:p text:style-name="P2"><text:s/>12.5:1 <text:s text:c="2"/>12:34:56AM</text:p><text:p text:style-name="P1"><text:span text:style-name="T1">REAL HOLD RST <text:s/>CONF</text:span> </text:p></draw:text-box></draw:frame><draw:frame draw:style-name="fr1" draw:name="Frame26" text:anchor-type="paragraph" svg:x="0.2764in" svg:y="0.2575in" svg:width="1.7799in" draw:z-index="24"><draw:text-box fo:min-height="0.4516in"><text:p text:style-name="P4">12:34</text:p></draw:text-box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Element</text:p>
          </table:table-cell>
          <table:table-cell table:style-name="Table2.B1" office:value-type="string">
            <text:p text:style-name="Table_20_Contents">Description</text:p>
          </table:table-cell>
        </table:table-row>
        <table:table-row>
          <table:table-cell table:style-name="Table2.A2" office:value-type="string">
            <text:p text:style-name="P12">12:34</text:p>
          </table:table-cell>
          <table:table-cell table:style-name="Table2.B2" office:value-type="string">
            <text:p text:style-name="Table_20_Contents">The current fast time, in hour/minute form. <text:s/>If 24 hour fast time is selected, this will display with the leading zero. <text:s/>If 12 hour fast time is selected, the leading zero will be suppressed. <text:s/>In hold mode, the display will show “HOLD”</text:p>
          </table:table-cell>
        </table:table-row>
        <table:table-row>
          <table:table-cell table:style-name="Table2.A2" office:value-type="string">
            <text:p text:style-name="P9">12:34:56AM</text:p>
          </table:table-cell>
          <table:table-cell table:style-name="Table2.B2" office:value-type="string">
            <text:p text:style-name="Standard">The current real time, in hours/minutes/seconds and an AM/PM indicator if the real time clock is set up for 12 hour mode.</text:p>
          </table:table-cell>
        </table:table-row>
        <table:table-row>
          <table:table-cell table:style-name="Table2.A2" office:value-type="string">
            <text:p text:style-name="P9">12.5:1</text:p>
          </table:table-cell>
          <table:table-cell table:style-name="Table2.B2" office:value-type="string">
            <text:p text:style-name="Standard">The current fast time ratio, expressed in units of fast time that will pass during 1 unit of real time. (eg, 12.5 seconds will elapse for every real second in this example.)</text:p>
          </table:table-cell>
        </table:table-row>
        <text:soft-page-break/>
        <table:table-row>
          <table:table-cell table:style-name="Table2.A2" office:value-type="string">
            <text:p text:style-name="P11">REAL</text:p>
          </table:table-cell>
          <table:table-cell table:style-name="Table2.B2" office:value-type="string">
            <text:p text:style-name="Table_20_Contents">Soft key 1 will enter into Real Time Clock Mode – see Screen 1.0</text:p>
          </table:table-cell>
        </table:table-row>
        <table:table-row>
          <table:table-cell table:style-name="Table2.A2" office:value-type="string">
            <text:p text:style-name="P11">HOLD</text:p>
          </table:table-cell>
          <table:table-cell table:style-name="Table2.B2" office:value-type="string">
            <text:p text:style-name="Table_20_Contents">Soft key 2 will toggle between the fast clock time advancing at the programmed ratio and the fast clock being paused - “hold” mode. <text:s/>If the clock is running, it will display “HOLD”, and if the clock is paused, it will display “RUN”, reflecting the mode it will toggle into.</text:p>
          </table:table-cell>
        </table:table-row>
        <table:table-row>
          <table:table-cell table:style-name="Table2.A2" office:value-type="string">
            <text:p text:style-name="P11">RST</text:p>
          </table:table-cell>
          <table:table-cell table:style-name="Table2.B2" office:value-type="string">
            <text:p text:style-name="Table_20_Contents">Soft key 3 will reset the fast clock to the configured start time. <text:s/>See screen 1.2 for the reset confirmation screen, and see screen 2.7 for configuring the fast clock start time.</text:p>
          </table:table-cell>
        </table:table-row>
        <table:table-row>
          <table:table-cell table:style-name="Table2.A2" office:value-type="string">
            <text:p text:style-name="P11">CONF</text:p>
          </table:table-cell>
          <table:table-cell table:style-name="Table2.B2" office:value-type="string">
            <text:p text:style-name="Table_20_Contents">Soft key 4 will enter the Configuration Menu – see screen 2.0a</text:p>
          </table:table-cell>
        </table:table-row>
      </table:table>
      <text:p text:style-name="Standard"/>
      <text:p text:style-name="P8">Screen 1.2: Fast Clock Reset Confirmation</text:p>
      <text:p text:style-name="Standard"><draw:frame draw:style-name="fr2" draw:name="Frame3" text:anchor-type="paragraph" svg:x="0.0071in" svg:y="0.1717in" svg:width="2.9992in" draw:z-index="2"><draw:text-box fo:min-height="1.1228in"><text:p text:style-name="P2"><text:s text:c="3"/>!! CONFIRM !!</text:p><text:p text:style-name="P2"><text:s text:c="2"/>Reset Fast Clock</text:p><text:p text:style-name="P2">to Which Start Time?</text:p><text:p text:style-name="P2">0800 1200 1800 CNCL</text:p></draw:text-box></draw:frame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Element</text:p>
          </table:table-cell>
          <table:table-cell table:style-name="Table3.B1" office:value-type="string">
            <text:p text:style-name="Table_20_Contents">Description</text:p>
          </table:table-cell>
        </table:table-row>
        <table:table-row>
          <table:table-cell table:style-name="Table3.A2" office:value-type="string">
            <text:p text:style-name="P11">0800</text:p>
          </table:table-cell>
          <table:table-cell table:style-name="Table3.B2" office:value-type="string">
            <text:p text:style-name="Table_20_Contents">Soft key 1 will reset the fast clock time to the first configured starting time (see screen 2.7) and return to the Fast Clock Mode main screen (screen 1.1). <text:s/>The time displayed will always be in 24h format so that it fits above the button.</text:p>
          </table:table-cell>
        </table:table-row>
        <table:table-row>
          <table:table-cell table:style-name="Table3.A2" office:value-type="string">
            <text:p text:style-name="P11">1200</text:p>
          </table:table-cell>
          <table:table-cell table:style-name="Table3.B2" office:value-type="string">
            <text:p text:style-name="Table_20_Contents">Soft key 3 will reset the fast clock time to the second configured starting time (see screen 2.7) and return to the Fast Clock Mode main screen (screen 1.1). <text:s/>The time displayed will always be in 24h format so that it fits above the button.</text:p>
          </table:table-cell>
        </table:table-row>
        <table:table-row>
          <table:table-cell table:style-name="Table3.A2" office:value-type="string">
            <text:p text:style-name="P11">1800</text:p>
          </table:table-cell>
          <table:table-cell table:style-name="Table3.B2" office:value-type="string">
            <text:p text:style-name="Table_20_Contents">Soft key 3 will reset the fast clock time to the third configured starting time (see screen 2.7) and return to the Fast Clock Mode main screen (screen 1.1). <text:s/>The time displayed will always be in 24h format so that it fits above the button.</text:p>
          </table:table-cell>
        </table:table-row>
        <table:table-row>
          <table:table-cell table:style-name="Table3.A2" office:value-type="string">
            <text:p text:style-name="P11">CNCL</text:p>
          </table:table-cell>
          <table:table-cell table:style-name="Table3.B2" office:value-type="string">
            <text:p text:style-name="Table_20_Contents">Soft key 4 will return to the Fast Clock Mode main screen (screen 1.1) without affecting the current fast time.</text:p>
          </table:table-cell>
        </table:table-row>
      </table:table>
      <text:p text:style-name="Standard"/>
      <text:p text:style-name="P8"/>
      <text:p text:style-name="P13">Screen 2.0a: Main Configuration Menu Screen 1</text:p>
      <text:p text:style-name="Standard"><draw:frame draw:style-name="fr2" draw:name="Frame4" text:anchor-type="paragraph" svg:x="0.0071in" svg:y="0.1717in" svg:width="2.9992in" draw:z-index="3"><draw:text-box fo:min-height="1.1228in"><text:p text:style-name="P2">&gt; Real 12/24</text:p><text:p text:style-name="P2"><text:s text:c="2"/>Real Time</text:p><text:p text:style-name="P2"><text:s text:c="2"/>Real Date</text:p><text:p text:style-name="P2"><text:s/>UP <text:s/>DOWN SLCT BACK</text:p></draw:text-box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Element</text:p>
          </table:table-cell>
          <table:table-cell table:style-name="Table4.B1" office:value-type="string">
            <text:p text:style-name="Table_20_Contents">Description</text:p>
          </table:table-cell>
        </table:table-row>
        <table:table-row>
          <table:table-cell table:style-name="Table4.A2" office:value-type="string">
            <text:p text:style-name="P11">&gt;</text:p>
          </table:table-cell>
          <table:table-cell table:style-name="Table4.B2" office:value-type="string">
            <text:p text:style-name="Table_20_Contents">A cursor indicating the current menu selection</text:p>
          </table:table-cell>
        </table:table-row>
        <table:table-row>
          <table:table-cell table:style-name="Table4.A2" office:value-type="string">
            <text:p text:style-name="P11">Real 12/24 </text:p>
          </table:table-cell>
          <table:table-cell table:style-name="Table4.B2" office:value-type="string">
            <text:p text:style-name="Table_20_Contents">Configure real time to be in 12 or 24 hour mode – see screen 2.1</text:p>
          </table:table-cell>
        </table:table-row>
        <table:table-row>
          <table:table-cell table:style-name="Table4.A2" office:value-type="string">
            <text:p text:style-name="P11">Real Time</text:p>
          </table:table-cell>
          <table:table-cell table:style-name="Table4.B2" office:value-type="string">
            <text:p text:style-name="Table_20_Contents">Set current real time – see screen 2.2</text:p>
          </table:table-cell>
        </table:table-row>
        <table:table-row>
          <table:table-cell table:style-name="Table4.A2" office:value-type="string">
            <text:p text:style-name="P11">Real Date</text:p>
          </table:table-cell>
          <table:table-cell table:style-name="Table4.B2" office:value-type="string">
            <text:p text:style-name="Table_20_Contents">Set current real date – see screen 2.4</text:p>
          </table:table-cell>
        </table:table-row>
        <table:table-row>
          <table:table-cell table:style-name="Table4.A2" office:value-type="string">
            <text:p text:style-name="P11">UP</text:p>
          </table:table-cell>
          <table:table-cell table:style-name="Table4.B2" office:value-type="string">
            <text:p text:style-name="Table_20_Contents">Soft key 1 – will move the cursor up the menu structure. <text:s/>Soft key will be disabled if at the top of the configuration menu list.</text:p>
          </table:table-cell>
        </table:table-row>
        <table:table-row>
          <table:table-cell table:style-name="Table4.A2" office:value-type="string">
            <text:p text:style-name="P11">DOWN</text:p>
          </table:table-cell>
          <table:table-cell table:style-name="Table4.B2" office:value-type="string">
            <text:p text:style-name="Table_20_Contents">Soft key 2 – will move the cursor down the menu structure. <text:s/>If the cursor is moved past the bottom of the displayed list, the configuration menu will progress to the second configu screen 2.0b.</text:p>
          </table:table-cell>
        </table:table-row>
        <table:table-row>
          <table:table-cell table:style-name="Table4.A2" office:value-type="string">
            <text:p text:style-name="P11">SLCT</text:p>
          </table:table-cell>
          <table:table-cell table:style-name="Table4.B2" office:value-type="string">
            <text:p text:style-name="Table_20_Contents">Soft key 3 – will select the current configuration option.</text:p>
          </table:table-cell>
        </table:table-row>
        <table:table-row>
          <table:table-cell table:style-name="Table4.A2" office:value-type="string">
            <text:p text:style-name="P11">BACK</text:p>
          </table:table-cell>
          <table:table-cell table:style-name="Table4.B2" office:value-type="string">
            <text:p text:style-name="Table_20_Contents">Soft key 4 – will return to the main screen in either real time clock mode (screen 1.0) or fast clock mode (screen 1.1), depending on which was used to enter the configuration menu.</text:p>
          </table:table-cell>
        </table:table-row>
      </table:table>
      <text:p text:style-name="Standard"/>
      <text:p text:style-name="P8">Screen 2.0b: Main Configuration Menu Screen 2</text:p>
      <text:p text:style-name="Standard"><draw:frame draw:style-name="fr2" draw:name="Frame5" text:anchor-type="paragraph" svg:x="0.0071in" svg:y="0.1717in" svg:width="2.9992in" draw:z-index="4"><draw:text-box fo:min-height="1.1228in"><text:p text:style-name="P2">&gt; Fast 12/24</text:p><text:p text:style-name="P2"><text:s text:c="2"/>Fast Ratio</text:p><text:p text:style-name="P2"><text:s text:c="2"/>Fast Start Hold</text:p><text:p text:style-name="P2"><text:s/>UP <text:s/>DOWN SLCT BACK</text:p></draw:text-box></draw:frame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Element</text:p>
          </table:table-cell>
          <table:table-cell table:style-name="Table5.B1" office:value-type="string">
            <text:p text:style-name="Table_20_Contents">Description</text:p>
          </table:table-cell>
        </table:table-row>
        <table:table-row>
          <table:table-cell table:style-name="Table5.A2" office:value-type="string">
            <text:p text:style-name="P11">&gt;</text:p>
          </table:table-cell>
          <table:table-cell table:style-name="Table5.B2" office:value-type="string">
            <text:p text:style-name="Table_20_Contents">A cursor indicating the current menu selection</text:p>
          </table:table-cell>
        </table:table-row>
        <table:table-row>
          <table:table-cell table:style-name="Table5.A2" office:value-type="string">
            <text:p text:style-name="P11">Fast 12/24 </text:p>
          </table:table-cell>
          <table:table-cell table:style-name="Table5.B2" office:value-type="string">
            <text:p text:style-name="Table_20_Contents">Configure fast time to be in 12 or 24 hour mode – see screen 2.6</text:p>
          </table:table-cell>
        </table:table-row>
        <table:table-row>
          <table:table-cell table:style-name="Table5.A2" office:value-type="string">
            <text:p text:style-name="P11">Fast Ratio</text:p>
          </table:table-cell>
          <table:table-cell table:style-name="Table5.B2" office:value-type="string">
            <text:p text:style-name="Table_20_Contents">Set fast clock ratio of fast time to real elapsed time – see screen 2.7</text:p>
          </table:table-cell>
        </table:table-row>
        <table:table-row>
          <table:table-cell table:style-name="Table5.A2" office:value-type="string">
            <text:p text:style-name="P11">Fast Start Hold</text:p>
          </table:table-cell>
          <table:table-cell table:style-name="Table5.B2" office:value-type="string">
            <text:p text:style-name="Table_20_Contents">Configure if the fast clock will always be set to “hold” when fast clock mode is entered – see screen 2.11</text:p>
          </table:table-cell>
        </table:table-row>
        <table:table-row>
          <table:table-cell table:style-name="Table5.A2" office:value-type="string">
            <text:p text:style-name="P11">UP</text:p>
          </table:table-cell>
          <table:table-cell table:style-name="Table5.B2" office:value-type="string">
            <text:p text:style-name="Table_20_Contents">Soft key 1 – will move the cursor up the menu structure. <text:s/>If the cursor is moved up beyond the top of the list, it will go back to configuration screen 2.0a.</text:p>
          </table:table-cell>
        </table:table-row>
        <text:soft-page-break/>
        <table:table-row>
          <table:table-cell table:style-name="Table5.A2" office:value-type="string">
            <text:p text:style-name="P11">DOWN</text:p>
          </table:table-cell>
          <table:table-cell table:style-name="Table5.B2" office:value-type="string">
            <text:p text:style-name="Table_20_Contents">Soft key 2 – will move the cursor down the menu structure. <text:s/>If it passes the bottom of the displayed list, the configuration menu will progress to screen 2.0c.</text:p>
          </table:table-cell>
        </table:table-row>
        <table:table-row>
          <table:table-cell table:style-name="Table5.A2" office:value-type="string">
            <text:p text:style-name="P11">SLCT</text:p>
          </table:table-cell>
          <table:table-cell table:style-name="Table5.B2" office:value-type="string">
            <text:p text:style-name="Table_20_Contents">Soft key 3 – will select the current configuration option.</text:p>
          </table:table-cell>
        </table:table-row>
        <table:table-row>
          <table:table-cell table:style-name="Table5.A2" office:value-type="string">
            <text:p text:style-name="P11">BACK</text:p>
          </table:table-cell>
          <table:table-cell table:style-name="Table5.B2" office:value-type="string">
            <text:p text:style-name="Table_20_Contents">Soft key 4 – will return to the main screen in either real time clock mode (screen 1.0) or fast clock mode (screen 1.1), depending on which was used to enter the configuration menu.</text:p>
          </table:table-cell>
        </table:table-row>
      </table:table>
      <text:p text:style-name="Standard"/>
      <text:p text:style-name="P8">Screen 2.0c: Main Configuration Menu Screen 3</text:p>
      <text:p text:style-name="Standard"><draw:frame draw:style-name="fr2" draw:name="Frame6" text:anchor-type="paragraph" svg:x="0.0071in" svg:y="0.1717in" svg:width="2.9992in" draw:z-index="5"><draw:text-box fo:min-height="1.1228in"><text:p text:style-name="P2">&gt; Fast Start Time 1</text:p><text:p text:style-name="P2"><text:s text:c="2"/>Fast Start Time 2</text:p><text:p text:style-name="P2"><text:s text:c="2"/>Fast Start Time 3</text:p><text:p text:style-name="P2"><text:s/>UP <text:s/>DOWN SLCT BACK</text:p></draw:text-box></draw:frame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Element</text:p>
          </table:table-cell>
          <table:table-cell table:style-name="Table6.B1" office:value-type="string">
            <text:p text:style-name="Table_20_Contents">Description</text:p>
          </table:table-cell>
        </table:table-row>
        <table:table-row>
          <table:table-cell table:style-name="Table6.A2" office:value-type="string">
            <text:p text:style-name="P11">&gt;</text:p>
          </table:table-cell>
          <table:table-cell table:style-name="Table6.B2" office:value-type="string">
            <text:p text:style-name="Table_20_Contents">A cursor indicating the current menu selection</text:p>
          </table:table-cell>
        </table:table-row>
        <table:table-row>
          <table:table-cell table:style-name="Table6.A2" office:value-type="string">
            <text:p text:style-name="P11">Fast Start Time 1 </text:p>
          </table:table-cell>
          <table:table-cell table:style-name="Table6.B2" office:value-type="string">
            <text:p text:style-name="Table_20_Contents">Set the first start time at which the fast clock can be reset to – typically whatever <text:s/>hour/minute of the fast day your operating session will start on. <text:s/>Fast Start Time 1 is what the clock will default to using when first powered up. <text:s/>See screen 2.9 for time setup. <text:s/>Will appear on soft key 1 when a reset is requested (screen 1.2). </text:p>
          </table:table-cell>
        </table:table-row>
        <table:table-row>
          <table:table-cell table:style-name="Table6.A2" office:value-type="string">
            <text:p text:style-name="P11">Fast Start Time 2</text:p>
          </table:table-cell>
          <table:table-cell table:style-name="Table6.B2" office:value-type="string">
            <text:p text:style-name="Table_20_Contents">Set the second start time at which the fast clock can be reset to – typically whatever <text:s/>hour/minute of the fast day your operating session will start on. <text:s/>See screen 2.9 for time setup. <text:s/>Will appear on soft key 2 when a reset is requested (screen 1.2). <text:s/></text:p>
          </table:table-cell>
        </table:table-row>
        <table:table-row>
          <table:table-cell table:style-name="Table6.A2" office:value-type="string">
            <text:p text:style-name="P11">Fast Start Time 3</text:p>
          </table:table-cell>
          <table:table-cell table:style-name="Table6.B2" office:value-type="string">
            <text:p text:style-name="Table_20_Contents">Set the third start time at which the fast clock can be reset to – typically whatever <text:s/>hour/minute of the fast day your operating session will start on. <text:s/>See screen 2.9 for time setup. <text:s/>Will appear on soft key 3 when a reset is requested (screen 1.2). <text:s/></text:p>
          </table:table-cell>
        </table:table-row>
        <table:table-row>
          <table:table-cell table:style-name="Table6.A2" office:value-type="string">
            <text:p text:style-name="P11">UP</text:p>
          </table:table-cell>
          <table:table-cell table:style-name="Table6.B2" office:value-type="string">
            <text:p text:style-name="Table_20_Contents">Soft key 1 – will move the cursor up the menu structure. <text:s/>If the cursor is moved up beyond the top of the list, it will go back to configuration screen 2.0b.</text:p>
          </table:table-cell>
        </table:table-row>
        <table:table-row>
          <table:table-cell table:style-name="Table6.A2" office:value-type="string">
            <text:p text:style-name="P11">DOWN</text:p>
          </table:table-cell>
          <table:table-cell table:style-name="Table6.B2" office:value-type="string">
            <text:p text:style-name="Table_20_Contents">Soft key 2 – will move the cursor down the menu structure. <text:s/>If it passes the bottom of the displayed list, the configuration menu will progress to screen 2.0d.</text:p>
          </table:table-cell>
        </table:table-row>
        <table:table-row>
          <table:table-cell table:style-name="Table6.A2" office:value-type="string">
            <text:p text:style-name="P11">SLCT</text:p>
          </table:table-cell>
          <table:table-cell table:style-name="Table6.B2" office:value-type="string">
            <text:p text:style-name="Table_20_Contents">Soft key 3 – will select the current configuration option.</text:p>
          </table:table-cell>
        </table:table-row>
        <table:table-row>
          <table:table-cell table:style-name="Table6.A2" office:value-type="string">
            <text:p text:style-name="P11">BACK</text:p>
          </table:table-cell>
          <table:table-cell table:style-name="Table6.B2" office:value-type="string">
            <text:p text:style-name="Table_20_Contents">Soft key 4 – will return to the main screen in either real time clock mode (screen 1.0) or fast clock mode (screen 1.1), depending on which was used to enter the configuration menu.</text:p>
          </table:table-cell>
        </table:table-row>
      </table:table>
      <text:p text:style-name="Standard"/>
      <text:p text:style-name="P8"><text:soft-page-break/>Screen 2.0d: Main Configuration Menu Screen 4</text:p>
      <text:p text:style-name="Standard"><draw:frame draw:style-name="fr2" draw:name="Frame7" text:anchor-type="paragraph" svg:x="0.0071in" svg:y="0.1717in" svg:width="2.9992in" draw:z-index="6"><draw:text-box fo:min-height="1.1228in"><text:p text:style-name="P2">&gt; Time Pkt Interval</text:p><text:p text:style-name="P2"><text:s text:c="2"/>Node Address</text:p><text:p text:style-name="P2"><text:s text:c="2"/>TH Address</text:p><text:p text:style-name="P2"><text:s/>UP <text:s/>DOWN SLCT BACK</text:p></draw:text-box></draw:frame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Element</text:p>
          </table:table-cell>
          <table:table-cell table:style-name="Table7.B1" office:value-type="string">
            <text:p text:style-name="Table_20_Contents">Description</text:p>
          </table:table-cell>
        </table:table-row>
        <table:table-row>
          <table:table-cell table:style-name="Table7.A2" office:value-type="string">
            <text:p text:style-name="P11">&gt;</text:p>
          </table:table-cell>
          <table:table-cell table:style-name="Table7.B2" office:value-type="string">
            <text:p text:style-name="Table_20_Contents">A cursor indicating the current menu selection</text:p>
          </table:table-cell>
        </table:table-row>
        <table:table-row>
          <table:table-cell table:style-name="Table7.A2" office:value-type="string">
            <text:p text:style-name="P11">Time Pkt Interval</text:p>
          </table:table-cell>
          <table:table-cell table:style-name="Table7.B2" office:value-type="string">
            <text:p text:style-name="Table_20_Contents">Configure how often the master clock will send synchronization packets to slave clocks. <text:s/>See screen 2.12</text:p>
          </table:table-cell>
        </table:table-row>
        <table:table-row>
          <table:table-cell table:style-name="Table7.A2" office:value-type="string">
            <text:p text:style-name="P11">Node Address</text:p>
          </table:table-cell>
          <table:table-cell table:style-name="Table7.B2" office:value-type="string">
            <text:p text:style-name="Table_20_Contents">Configure the MRBus address of the fast clock master. <text:s/>See screen 2.14</text:p>
          </table:table-cell>
        </table:table-row>
        <table:table-row>
          <table:table-cell table:style-name="Table7.A2" office:value-type="string">
            <text:p text:style-name="P11">TH Address</text:p>
          </table:table-cell>
          <table:table-cell table:style-name="Table7.B2" office:value-type="string">
            <text:p text:style-name="Table_20_Contents">Configure the address of a MRBW-TH temperature/humidity sensor. <text:s/>See screen 2.17</text:p>
          </table:table-cell>
        </table:table-row>
        <table:table-row>
          <table:table-cell table:style-name="Table7.A2" office:value-type="string">
            <text:p text:style-name="P11">UP</text:p>
          </table:table-cell>
          <table:table-cell table:style-name="Table7.B2" office:value-type="string">
            <text:p text:style-name="Table_20_Contents">Soft key 1 – will move the cursor up the menu structure. <text:s/>If the cursor is moved up beyond the top of the list, it will go back to configuration screen 2.0c.</text:p>
          </table:table-cell>
        </table:table-row>
        <table:table-row>
          <table:table-cell table:style-name="Table7.A2" office:value-type="string">
            <text:p text:style-name="P11">DOWN</text:p>
          </table:table-cell>
          <table:table-cell table:style-name="Table7.B2" office:value-type="string">
            <text:p text:style-name="Table_20_Contents">Soft key 2 – will move the cursor down the menu structure. <text:s/>If on the last item, the soft key will be disabled.</text:p>
          </table:table-cell>
        </table:table-row>
        <table:table-row>
          <table:table-cell table:style-name="Table7.A2" office:value-type="string">
            <text:p text:style-name="P11">SLCT</text:p>
          </table:table-cell>
          <table:table-cell table:style-name="Table7.B2" office:value-type="string">
            <text:p text:style-name="Table_20_Contents">Soft key 3 – will select the current configuration option.</text:p>
          </table:table-cell>
        </table:table-row>
        <table:table-row>
          <table:table-cell table:style-name="Table7.A2" office:value-type="string">
            <text:p text:style-name="P11">BACK</text:p>
          </table:table-cell>
          <table:table-cell table:style-name="Table7.B2" office:value-type="string">
            <text:p text:style-name="Table_20_Contents">Soft key 4 – will return to the main screen in either real time clock mode (screen 1.0) or fast clock mode (screen 1.1), depending on which was used to enter the configuration menu.</text:p>
          </table:table-cell>
        </table:table-row>
      </table:table>
      <text:p text:style-name="Standard"/>
      <text:p text:style-name="P8">Screen 2.0e: Main Configuration Menu Screen 5</text:p>
      <text:p text:style-name="Standard"><draw:frame draw:style-name="fr2" draw:name="Frame27" text:anchor-type="paragraph" svg:x="0.0071in" svg:y="0.1717in" svg:width="2.9992in" draw:z-index="27"><draw:text-box fo:min-height="1.1228in"><text:p text:style-name="P2">&gt; TH Timeout</text:p><text:p text:style-name="P2"><text:s text:c="2"/>Temperature Units</text:p><text:p text:style-name="P2"><text:s text:c="2"/>Diagnostics</text:p><text:p text:style-name="P2"><text:s/>UP <text:s/>DOWN SLCT BACK</text:p></draw:text-box></draw:frame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Table_20_Contents">Element</text:p>
          </table:table-cell>
          <table:table-cell table:style-name="Table14.B1" office:value-type="string">
            <text:p text:style-name="Table_20_Contents">Description</text:p>
          </table:table-cell>
        </table:table-row>
        <table:table-row>
          <table:table-cell table:style-name="Table14.A2" office:value-type="string">
            <text:p text:style-name="P11">&gt;</text:p>
          </table:table-cell>
          <table:table-cell table:style-name="Table14.B2" office:value-type="string">
            <text:p text:style-name="Table_20_Contents">A cursor indicating the current menu selection</text:p>
          </table:table-cell>
        </table:table-row>
        <table:table-row>
          <table:table-cell table:style-name="Table14.A2" office:value-type="string">
            <text:p text:style-name="P11">TH Timeout</text:p>
          </table:table-cell>
          <table:table-cell table:style-name="Table14.B2" office:value-type="string">
            <text:p text:style-name="Table_20_Contents">Configure the maximum time between two MRBW-TH packets before the sensor is considered to have “timed out”. <text:s/>See screen 2.19</text:p>
          </table:table-cell>
        </table:table-row>
        <table:table-row>
          <table:table-cell table:style-name="Table14.A2" office:value-type="string">
            <text:p text:style-name="P11">Temperature Units</text:p>
          </table:table-cell>
          <table:table-cell table:style-name="Table14.B2" office:value-type="string">
            <text:p text:style-name="Table_20_Contents">Configure which unit s (degrees Fahrenheit or Celsius) that temperatures from an MRBW-TH will be displayed in. <text:s/>See screen 2.21</text:p>
          </table:table-cell>
        </table:table-row>
        <table:table-row>
          <table:table-cell table:style-name="Table14.A2" office:value-type="string">
            <text:p text:style-name="P11">Diagnostics</text:p>
          </table:table-cell>
          <table:table-cell table:style-name="Table14.B2" office:value-type="string">
            <text:p text:style-name="Table_20_Contents">View diagnostic information about the fast clock master node – see screen <text:soft-page-break/>2.16.</text:p>
          </table:table-cell>
        </table:table-row>
        <table:table-row>
          <table:table-cell table:style-name="Table14.A2" office:value-type="string">
            <text:p text:style-name="P11">UP</text:p>
          </table:table-cell>
          <table:table-cell table:style-name="Table14.B2" office:value-type="string">
            <text:p text:style-name="Table_20_Contents">Soft key 1 – will move the cursor up the menu structure. <text:s/>If the cursor is moved up beyond the top of the list, it will go back to configuration screen 2.0c.</text:p>
          </table:table-cell>
        </table:table-row>
        <table:table-row>
          <table:table-cell table:style-name="Table14.A2" office:value-type="string">
            <text:p text:style-name="P11">DOWN</text:p>
          </table:table-cell>
          <table:table-cell table:style-name="Table14.B2" office:value-type="string">
            <text:p text:style-name="Table_20_Contents">Soft key 2 – will move the cursor down the menu structure. <text:s/>If on the last item, the soft key will be disabled.</text:p>
          </table:table-cell>
        </table:table-row>
        <table:table-row>
          <table:table-cell table:style-name="Table14.A2" office:value-type="string">
            <text:p text:style-name="P11">SLCT</text:p>
          </table:table-cell>
          <table:table-cell table:style-name="Table14.B2" office:value-type="string">
            <text:p text:style-name="Table_20_Contents">Soft key 3 – will select the current configuration option.</text:p>
          </table:table-cell>
        </table:table-row>
        <table:table-row>
          <table:table-cell table:style-name="Table14.A2" office:value-type="string">
            <text:p text:style-name="P11">BACK</text:p>
          </table:table-cell>
          <table:table-cell table:style-name="Table14.B2" office:value-type="string">
            <text:p text:style-name="Table_20_Contents">Soft key 4 – will return to the main screen in either real time clock mode (screen 1.0) or fast clock mode (screen 1.1), depending on which was used to enter the configuration menu.</text:p>
          </table:table-cell>
        </table:table-row>
      </table:table>
      <text:p text:style-name="Standard"/>
      <text:p text:style-name="P8"/>
      <text:p text:style-name="P13">Screen 2.1: Real Time 12/24h Configuration Screen</text:p>
      <text:p text:style-name="Standard"><draw:frame draw:style-name="fr2" draw:name="Frame8" text:anchor-type="paragraph" svg:x="0.0071in" svg:y="0.1717in" svg:width="2.9992in" draw:z-index="7"><draw:text-box fo:min-height="1.1228in"><text:p text:style-name="P2">Real Time 12/24H:</text:p><text:p text:style-name="P2">[*] 12H (AM/PM)</text:p><text:p text:style-name="P2">[ ] 24H (0000h)</text:p><text:p text:style-name="P2">12hr 24hr SAVE CNCL <text:s text:c="6"/></text:p></draw:text-box></draw:frame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Element</text:p>
          </table:table-cell>
          <table:table-cell table:style-name="Table8.B1" office:value-type="string">
            <text:p text:style-name="Table_20_Contents">Description</text:p>
          </table:table-cell>
        </table:table-row>
        <table:table-row>
          <table:table-cell table:style-name="Table8.A2" office:value-type="string">
            <text:p text:style-name="P11">*</text:p>
          </table:table-cell>
          <table:table-cell table:style-name="Table8.B2" office:value-type="string">
            <text:p text:style-name="Table_20_Contents">A cursor indicating the current selection</text:p>
          </table:table-cell>
        </table:table-row>
        <table:table-row>
          <table:table-cell table:style-name="Table8.A2" office:value-type="string">
            <text:p text:style-name="P11">12H (AM/PM)</text:p>
          </table:table-cell>
          <table:table-cell table:style-name="Table8.B2" office:value-type="string">
            <text:p text:style-name="Table_20_Contents">Configure real time to be displayed in 12 hour, AM/PM time.</text:p>
          </table:table-cell>
        </table:table-row>
        <table:table-row>
          <table:table-cell table:style-name="Table8.A2" office:value-type="string">
            <text:p text:style-name="P11">24H (0000h)</text:p>
          </table:table-cell>
          <table:table-cell table:style-name="Table8.B2" office:value-type="string">
            <text:p text:style-name="Table_20_Contents">Configure real time to be displayed in 24 hour time.</text:p>
          </table:table-cell>
        </table:table-row>
        <table:table-row>
          <table:table-cell table:style-name="Table8.A2" office:value-type="string">
            <text:p text:style-name="P11">12hr</text:p>
          </table:table-cell>
          <table:table-cell table:style-name="Table8.B2" office:value-type="string">
            <text:p text:style-name="Table_20_Contents">Soft key 1 – selects 12 hour time.</text:p>
          </table:table-cell>
        </table:table-row>
        <table:table-row>
          <table:table-cell table:style-name="Table8.A2" office:value-type="string">
            <text:p text:style-name="P11">24hr</text:p>
          </table:table-cell>
          <table:table-cell table:style-name="Table8.B2" office:value-type="string">
            <text:p text:style-name="Table_20_Contents">Soft key 2 – selects 24 hour time.</text:p>
          </table:table-cell>
        </table:table-row>
        <table:table-row>
          <table:table-cell table:style-name="Table8.A2" office:value-type="string">
            <text:p text:style-name="P11">SAVE</text:p>
          </table:table-cell>
          <table:table-cell table:style-name="Table8.B2" office:value-type="string">
            <text:p text:style-name="Table_20_Contents">Soft key 3 – saves real time format selection and returns to configuration screen 2.0a.</text:p>
          </table:table-cell>
        </table:table-row>
        <table:table-row>
          <table:table-cell table:style-name="Table8.A2" office:value-type="string">
            <text:p text:style-name="P11">CNCL</text:p>
          </table:table-cell>
          <table:table-cell table:style-name="Table8.B2" office:value-type="string">
            <text:p text:style-name="Table_20_Contents">Soft key 4 – returns to configuration screen 2.0a without saving real time format change.</text:p>
          </table:table-cell>
        </table:table-row>
      </table:table>
      <text:p text:style-name="Standard"/>
      <text:p text:style-name="P8">Screen 2.2: Real Time Set Screen</text:p>
      <text:p text:style-name="Standard"><draw:frame draw:style-name="fr2" draw:name="Frame9" text:anchor-type="paragraph" svg:x="0.0071in" svg:y="0.1717in" svg:width="2.9992in" draw:z-index="8"><draw:text-box fo:min-height="1.1228in"><text:p text:style-name="P2">Current Real Time:</text:p><text:p text:style-name="P2">12:34:56 AM</text:p><text:p text:style-name="P2">^^</text:p><text:p text:style-name="P2"><text:s/>++ <text:s text:c="2"/>-- <text:s text:c="2"/>&gt;&gt; <text:s text:c="2"/>GO <text:s text:c="6"/></text:p></draw:text-box></draw:frame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Contents">Element</text:p>
          </table:table-cell>
          <table:table-cell table:style-name="Table9.B1" office:value-type="string">
            <text:p text:style-name="Table_20_Contents">Description</text:p>
          </table:table-cell>
        </table:table-row>
        <table:table-row>
          <table:table-cell table:style-name="Table9.A2" office:value-type="string">
            <text:p text:style-name="P11">12:34:56 </text:p>
          </table:table-cell>
          <table:table-cell table:style-name="Table9.B2" office:value-type="string">
            <text:p text:style-name="Table_20_Contents">The current real time, displayed as 12 or 24 hour time as selected in screen 2.1. <text:s/>(In 24h time, the AM/PM indicator will not display. <text:s/>In 12h mode, AM/PM cannot be directly adjusted, but advancing the hours over midnight or noon will cause the transition.)</text:p>
          </table:table-cell>
        </table:table-row>
        <table:table-row>
          <table:table-cell table:style-name="Table9.A2" office:value-type="string">
            <text:p text:style-name="P11">^^</text:p>
          </table:table-cell>
          <table:table-cell table:style-name="Table9.B2" office:value-type="string">
            <text:p text:style-name="Table_20_Contents">A cursor indicating which part of real time is subject to adjustment by soft keys 1 and 2.</text:p>
          </table:table-cell>
        </table:table-row>
        <table:table-row>
          <table:table-cell table:style-name="Table9.A2" office:value-type="string">
            <text:p text:style-name="P11">++</text:p>
          </table:table-cell>
          <table:table-cell table:style-name="Table9.B2" office:value-type="string">
            <text:p text:style-name="Table_20_Contents">Soft key 1 – increments the currently selected part of the time.</text:p>
          </table:table-cell>
        </table:table-row>
        <table:table-row>
          <table:table-cell table:style-name="Table9.A2" office:value-type="string">
            <text:p text:style-name="P11">--</text:p>
          </table:table-cell>
          <table:table-cell table:style-name="Table9.B2" office:value-type="string">
            <text:p text:style-name="Table_20_Contents">Soft key 2 – decrements the currently selected part of the time.</text:p>
          </table:table-cell>
        </table:table-row>
        <table:table-row>
          <table:table-cell table:style-name="Table9.A2" office:value-type="string">
            <text:p text:style-name="P11">&gt;&gt;</text:p>
          </table:table-cell>
          <table:table-cell table:style-name="Table9.B2" office:value-type="string">
            <text:p text:style-name="Table_20_Contents">Soft key 3 – moves the cursor to the next component of time to the right (hours move to minutes move to seconds, which then wraps around to hours)</text:p>
          </table:table-cell>
        </table:table-row>
        <table:table-row>
          <table:table-cell table:style-name="Table9.A2" office:value-type="string">
            <text:p text:style-name="P11">GO</text:p>
          </table:table-cell>
          <table:table-cell table:style-name="Table9.B2" office:value-type="string">
            <text:p text:style-name="Table_20_Contents">Soft key 4 – advances to screen 2.3 which confirms the time being set.</text:p>
          </table:table-cell>
        </table:table-row>
      </table:table>
      <text:p text:style-name="Standard"/>
      <text:p text:style-name="P8"><text:soft-page-break/>Screen 2.3: Real Time Set Confirmation Screen</text:p>
      <text:p text:style-name="Standard"><draw:frame draw:style-name="fr2" draw:name="Frame10" text:anchor-type="paragraph" svg:x="0.0071in" svg:y="0.1717in" svg:width="2.9992in" draw:z-index="9"><draw:text-box fo:min-height="1.1228in"><text:p text:style-name="P2">Current Real Time:</text:p><text:p text:style-name="P2">12:34:56 AM</text:p><text:p text:style-name="P2"/><text:p text:style-name="P2">BACK <text:s text:c="5"/>SAVE CNCL <text:s text:c="6"/></text:p></draw:text-box></draw:frame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Element</text:p>
          </table:table-cell>
          <table:table-cell table:style-name="Table10.B1" office:value-type="string">
            <text:p text:style-name="Table_20_Contents">Description</text:p>
          </table:table-cell>
        </table:table-row>
        <table:table-row>
          <table:table-cell table:style-name="Table10.A2" office:value-type="string">
            <text:p text:style-name="P11">12:34:56 </text:p>
          </table:table-cell>
          <table:table-cell table:style-name="Table10.B2" office:value-type="string">
            <text:p text:style-name="Table_20_Contents">The current real time to be set as configured in screen 2.2, displayed as 12 or 24 hour time as selected in screen 2.1. <text:s/>(In 24h time, the AM/PM indicator will not display.) <text:s/></text:p>
          </table:table-cell>
        </table:table-row>
        <table:table-row>
          <table:table-cell table:style-name="Table10.A2" office:value-type="string">
            <text:p text:style-name="P11">BACK</text:p>
          </table:table-cell>
          <table:table-cell table:style-name="Table10.B2" office:value-type="string">
            <text:p text:style-name="Table_20_Contents">Soft key 1 – returns to screen 2.2, so that the real time to be set can be changed.</text:p>
          </table:table-cell>
        </table:table-row>
        <table:table-row>
          <table:table-cell table:style-name="Table10.A2" office:value-type="string">
            <text:p text:style-name="P11">SAVE</text:p>
          </table:table-cell>
          <table:table-cell table:style-name="Table10.B2" office:value-type="string">
            <text:p text:style-name="Table_20_Contents">Soft key 3 – saves the displayed real time to the internal real time clock. <text:s/></text:p>
          </table:table-cell>
        </table:table-row>
        <table:table-row>
          <table:table-cell table:style-name="Table10.A2" office:value-type="string">
            <text:p text:style-name="P11">CNCL</text:p>
          </table:table-cell>
          <table:table-cell table:style-name="Table10.B2" office:value-type="string">
            <text:p text:style-name="Table_20_Contents">Soft key 4 – cancels changing the real time and returns to the main configuration menu (screen 2.0a).</text:p>
          </table:table-cell>
        </table:table-row>
      </table:table>
      <text:p text:style-name="Standard"/>
      <text:p text:style-name="P8">Screen 2.4: Real Date Configuration Screen</text:p>
      <text:p text:style-name="Standard"><draw:frame draw:style-name="fr2" draw:name="Frame11" text:anchor-type="paragraph" svg:x="0.0071in" svg:y="0.1717in" svg:width="2.9992in" draw:z-index="10"><draw:text-box fo:min-height="1.1228in"><text:p text:style-name="P2">Current Real Date:</text:p><text:p text:style-name="P2">11 Nov 2012</text:p><text:p text:style-name="P2">^^</text:p><text:p text:style-name="P2"><text:s/>++ <text:s text:c="2"/>-- <text:s text:c="2"/>&gt;&gt; <text:s text:c="2"/>GO <text:s text:c="6"/></text:p></draw:text-box></draw:frame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Table_20_Contents">Element</text:p>
          </table:table-cell>
          <table:table-cell table:style-name="Table11.B1" office:value-type="string">
            <text:p text:style-name="Table_20_Contents">Description</text:p>
          </table:table-cell>
        </table:table-row>
        <table:table-row>
          <table:table-cell table:style-name="Table11.A2" office:value-type="string">
            <text:p text:style-name="P11">^^</text:p>
          </table:table-cell>
          <table:table-cell table:style-name="Table11.B2" office:value-type="string">
            <text:p text:style-name="Table_20_Contents">A cursor indicating which part of real time clock date is subject to adjustment by soft keys 1 and 2.</text:p>
          </table:table-cell>
        </table:table-row>
        <table:table-row>
          <table:table-cell table:style-name="Table11.A2" office:value-type="string">
            <text:p text:style-name="P11">11 Nov 2012</text:p>
          </table:table-cell>
          <table:table-cell table:style-name="Table11.B2" office:value-type="string">
            <text:p text:style-name="Table_20_Contents">The current real date</text:p>
          </table:table-cell>
        </table:table-row>
        <table:table-row>
          <table:table-cell table:style-name="Table11.A2" office:value-type="string">
            <text:p text:style-name="P11">++</text:p>
          </table:table-cell>
          <table:table-cell table:style-name="Table11.B2" office:value-type="string">
            <text:p text:style-name="Table_20_Contents">Soft key 1 – increments the currently selected part of the date.</text:p>
          </table:table-cell>
        </table:table-row>
        <table:table-row>
          <table:table-cell table:style-name="Table11.A2" office:value-type="string">
            <text:p text:style-name="P11">--</text:p>
          </table:table-cell>
          <table:table-cell table:style-name="Table11.B2" office:value-type="string">
            <text:p text:style-name="Table_20_Contents">Soft key 2 – decrements the currently selected part of the date.</text:p>
          </table:table-cell>
        </table:table-row>
        <table:table-row>
          <table:table-cell table:style-name="Table11.A2" office:value-type="string">
            <text:p text:style-name="P11">&gt;&gt;</text:p>
          </table:table-cell>
          <table:table-cell table:style-name="Table11.B2" office:value-type="string">
            <text:p text:style-name="Table_20_Contents">Soft key 3 – moves the cursor to the next component of date to the right (day moves to month moves to year, which then wraps around to day)</text:p>
          </table:table-cell>
        </table:table-row>
        <table:table-row>
          <table:table-cell table:style-name="Table11.A2" office:value-type="string">
            <text:p text:style-name="P11">GO</text:p>
          </table:table-cell>
          <table:table-cell table:style-name="Table11.B2" office:value-type="string">
            <text:p text:style-name="Table_20_Contents">Soft key 4 – advances to screen 2.5 which confirms the real time clock date being set.</text:p>
          </table:table-cell>
        </table:table-row>
      </table:table>
      <text:p text:style-name="Standard"/>
      <text:p text:style-name="P8"/>
      <text:p text:style-name="P13">Screen 2.5: Real Date Confirmation Screen</text:p>
      <text:p text:style-name="Standard"><draw:frame draw:style-name="fr2" draw:name="Frame15" text:anchor-type="paragraph" svg:x="0.0071in" svg:y="0.1717in" svg:width="2.9992in" draw:z-index="13"><draw:text-box fo:min-height="1.1228in"><text:p text:style-name="P2">Current Real Date:</text:p><text:p text:style-name="P2">11 Nov 2012</text:p><text:p text:style-name="P2"/><text:p text:style-name="P2">BACK <text:s text:c="5"/>SAVE CNCL <text:s text:c="6"/></text:p></draw:text-box></draw:frame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Table_20_Contents">Element</text:p>
          </table:table-cell>
          <table:table-cell table:style-name="Table15.B1" office:value-type="string">
            <text:p text:style-name="Table_20_Contents">Description</text:p>
          </table:table-cell>
        </table:table-row>
        <table:table-row>
          <table:table-cell table:style-name="Table15.A2" office:value-type="string">
            <text:p text:style-name="P11">11 Nov 2012</text:p>
          </table:table-cell>
          <table:table-cell table:style-name="Table15.B2" office:value-type="string">
            <text:p text:style-name="Table_20_Contents">The current date, as selected in screen 2.4</text:p>
          </table:table-cell>
        </table:table-row>
        <table:table-row>
          <table:table-cell table:style-name="Table15.A2" office:value-type="string">
            <text:p text:style-name="P11">BACK</text:p>
          </table:table-cell>
          <table:table-cell table:style-name="Table15.B2" office:value-type="string">
            <text:p text:style-name="Table_20_Contents">Soft key 1 – returns to screen 2.4, so that the date to be set can be changed.</text:p>
          </table:table-cell>
        </table:table-row>
        <table:table-row>
          <table:table-cell table:style-name="Table15.A2" office:value-type="string">
            <text:p text:style-name="P11">SAVE</text:p>
          </table:table-cell>
          <table:table-cell table:style-name="Table15.B2" office:value-type="string">
            <text:p text:style-name="Table_20_Contents">Soft key 3 – saves the displayed date to onboard real time clock</text:p>
          </table:table-cell>
        </table:table-row>
        <table:table-row>
          <table:table-cell table:style-name="Table15.A2" office:value-type="string">
            <text:p text:style-name="P11">CNCL</text:p>
          </table:table-cell>
          <table:table-cell table:style-name="Table15.B2" office:value-type="string">
            <text:p text:style-name="Table_20_Contents">Soft key 4 – cancels changing the date and returns to the main configuration menu (screen 2.0a).</text:p>
          </table:table-cell>
        </table:table-row>
      </table:table>
      <text:p text:style-name="Standard"/>
      <text:p text:style-name="P8">Screen 2.6: Fast Time 12/24h Configuration Screen</text:p>
      <text:p text:style-name="Standard"><draw:frame draw:style-name="fr2" draw:name="Frame16" text:anchor-type="paragraph" svg:x="0.0071in" svg:y="0.1717in" svg:width="2.9992in" draw:z-index="14"><draw:text-box fo:min-height="1.1228in"><text:p text:style-name="P2">Fast Time 12/24H:</text:p><text:p text:style-name="P2">[*] 12H (AM/PM)</text:p><text:p text:style-name="P2">[ ] 24H (0000h)</text:p><text:p text:style-name="P2">12hr 24hr SAVE CNCL <text:s text:c="6"/></text:p></draw:text-box></draw:frame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Table_20_Contents">Element</text:p>
          </table:table-cell>
          <table:table-cell table:style-name="Table16.B1" office:value-type="string">
            <text:p text:style-name="Table_20_Contents">Description</text:p>
          </table:table-cell>
        </table:table-row>
        <table:table-row>
          <table:table-cell table:style-name="Table16.A2" office:value-type="string">
            <text:p text:style-name="P11">*</text:p>
          </table:table-cell>
          <table:table-cell table:style-name="Table16.B2" office:value-type="string">
            <text:p text:style-name="Table_20_Contents">A cursor indicating the current selection</text:p>
          </table:table-cell>
        </table:table-row>
        <table:table-row>
          <table:table-cell table:style-name="Table16.A2" office:value-type="string">
            <text:p text:style-name="P11">12H (AM/PM)</text:p>
          </table:table-cell>
          <table:table-cell table:style-name="Table16.B2" office:value-type="string">
            <text:p text:style-name="Table_20_Contents">Configure fast time to be displayed in 12 hour, AM/PM time.</text:p>
          </table:table-cell>
        </table:table-row>
        <table:table-row>
          <table:table-cell table:style-name="Table16.A2" office:value-type="string">
            <text:p text:style-name="P11">24H (0000h)</text:p>
          </table:table-cell>
          <table:table-cell table:style-name="Table16.B2" office:value-type="string">
            <text:p text:style-name="Table_20_Contents">Configure fast time to be displayed in 24 hour time.</text:p>
          </table:table-cell>
        </table:table-row>
        <table:table-row>
          <table:table-cell table:style-name="Table16.A2" office:value-type="string">
            <text:p text:style-name="P11">12hr</text:p>
          </table:table-cell>
          <table:table-cell table:style-name="Table16.B2" office:value-type="string">
            <text:p text:style-name="Table_20_Contents">Soft key 1 – selects 12 hour time.</text:p>
          </table:table-cell>
        </table:table-row>
        <table:table-row>
          <table:table-cell table:style-name="Table16.A2" office:value-type="string">
            <text:p text:style-name="P11">24hr</text:p>
          </table:table-cell>
          <table:table-cell table:style-name="Table16.B2" office:value-type="string">
            <text:p text:style-name="Table_20_Contents">Soft key 2 – selects 24 hour time.</text:p>
          </table:table-cell>
        </table:table-row>
        <table:table-row>
          <table:table-cell table:style-name="Table16.A2" office:value-type="string">
            <text:p text:style-name="P11">SAVE</text:p>
          </table:table-cell>
          <table:table-cell table:style-name="Table16.B2" office:value-type="string">
            <text:p text:style-name="Table_20_Contents">Soft key 3 – saves fast time format selection and returns to configuration screen 2.0b.</text:p>
          </table:table-cell>
        </table:table-row>
        <table:table-row>
          <table:table-cell table:style-name="Table16.A2" office:value-type="string">
            <text:p text:style-name="P11">CNCL</text:p>
          </table:table-cell>
          <table:table-cell table:style-name="Table16.B2" office:value-type="string">
            <text:p text:style-name="Table_20_Contents">Soft key 4 – returns to configuration screen 2.0b without saving fast time format change.</text:p>
          </table:table-cell>
        </table:table-row>
      </table:table>
      <text:p text:style-name="Standard"/>
      <text:p text:style-name="P8"/>
      <text:p text:style-name="P13">Screen 2.7: Fast Clock Ratio Configuration Screen</text:p>
      <text:p text:style-name="Standard"><draw:frame draw:style-name="fr2" draw:name="Frame18" text:anchor-type="paragraph" svg:x="0.0071in" svg:y="0.1717in" svg:width="2.9992in" draw:z-index="16"><draw:text-box fo:min-height="1.1228in"><text:p text:style-name="P2">Fast Clock Ratio:</text:p><text:p text:style-name="P2">12.5:1</text:p><text:p text:style-name="P2">^^</text:p><text:p text:style-name="P2"><text:s/>++ <text:s text:c="2"/>-- <text:s text:c="2"/>&gt;&gt; <text:s text:c="2"/>GO <text:s text:c="6"/></text:p></draw:text-box></draw:frame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Table_20_Contents">Element</text:p>
          </table:table-cell>
          <table:table-cell table:style-name="Table18.B1" office:value-type="string">
            <text:p text:style-name="Table_20_Contents">Description</text:p>
          </table:table-cell>
        </table:table-row>
        <table:table-row>
          <table:table-cell table:style-name="Table18.A2" office:value-type="string">
            <text:p text:style-name="P11">12.5:1 </text:p>
          </table:table-cell>
          <table:table-cell table:style-name="Table18.B2" office:value-type="string">
            <text:p text:style-name="Table_20_Contents">The ratio between how quickly fast time passes and how quickly real time passes. <text:s/>As an example, 4.0:1 would yield the passage of 24 hours of fast time in 6 hours. <text:s/></text:p>
          </table:table-cell>
        </table:table-row>
        <table:table-row>
          <table:table-cell table:style-name="Table18.A2" office:value-type="string">
            <text:p text:style-name="P11">^^</text:p>
          </table:table-cell>
          <table:table-cell table:style-name="Table18.B2" office:value-type="string">
            <text:p text:style-name="Table_20_Contents">A cursor indicating which part of the ratio is subject to adjustment by soft keys 1 and 2.</text:p>
          </table:table-cell>
        </table:table-row>
        <table:table-row>
          <table:table-cell table:style-name="Table18.A2" office:value-type="string">
            <text:p text:style-name="P11">++</text:p>
          </table:table-cell>
          <table:table-cell table:style-name="Table18.B2" office:value-type="string">
            <text:p text:style-name="Table_20_Contents">Soft key 1 – increments the currently selected part of the ratio.</text:p>
          </table:table-cell>
        </table:table-row>
        <table:table-row>
          <table:table-cell table:style-name="Table18.A2" office:value-type="string">
            <text:p text:style-name="P11">--</text:p>
          </table:table-cell>
          <table:table-cell table:style-name="Table18.B2" office:value-type="string">
            <text:p text:style-name="Table_20_Contents">Soft key 2 – decrements the currently selected part of the ratio.</text:p>
          </table:table-cell>
        </table:table-row>
        <table:table-row>
          <table:table-cell table:style-name="Table18.A2" office:value-type="string">
            <text:p text:style-name="P11">&gt;&gt;</text:p>
          </table:table-cell>
          <table:table-cell table:style-name="Table18.B2" office:value-type="string">
            <text:p text:style-name="Table_20_Contents">Soft key 3 – moves the cursor to the next component of the ratio to the right (integer portion or tenths), or wraps around if already on tenths.</text:p>
          </table:table-cell>
        </table:table-row>
        <table:table-row>
          <table:table-cell table:style-name="Table18.A2" office:value-type="string">
            <text:p text:style-name="P11">GO</text:p>
          </table:table-cell>
          <table:table-cell table:style-name="Table18.B2" office:value-type="string">
            <text:p text:style-name="Table_20_Contents">Soft key 4 – advances to screen 2.8 which confirms the ratio being set</text:p>
          </table:table-cell>
        </table:table-row>
      </table:table>
      <text:p text:style-name="Standard"/>
      <text:p text:style-name="P8">Screen 2.8: Fast Clock Ratio Confirmation Screen</text:p>
      <text:p text:style-name="Standard"><draw:frame draw:style-name="fr2" draw:name="Frame19" text:anchor-type="paragraph" svg:x="0.0071in" svg:y="0.1717in" svg:width="2.9992in" draw:z-index="17"><draw:text-box fo:min-height="1.1228in"><text:p text:style-name="P2">Fast Clock Ratio:</text:p><text:p text:style-name="P2">12.5:1</text:p><text:p text:style-name="P2"/><text:p text:style-name="P2">BACK <text:s text:c="5"/>SAVE CNCL <text:s text:c="6"/></text:p></draw:text-box></draw:frame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Table_20_Contents">Element</text:p>
          </table:table-cell>
          <table:table-cell table:style-name="Table19.B1" office:value-type="string">
            <text:p text:style-name="Table_20_Contents">Description</text:p>
          </table:table-cell>
        </table:table-row>
        <table:table-row>
          <table:table-cell table:style-name="Table19.A2" office:value-type="string">
            <text:p text:style-name="P11">12.5:1</text:p>
          </table:table-cell>
          <table:table-cell table:style-name="Table19.B2" office:value-type="string">
            <text:p text:style-name="Table_20_Contents">The ratio between fast time and real time as selected in screen 2.7.</text:p>
          </table:table-cell>
        </table:table-row>
        <table:table-row>
          <table:table-cell table:style-name="Table19.A2" office:value-type="string">
            <text:p text:style-name="P11">BACK</text:p>
          </table:table-cell>
          <table:table-cell table:style-name="Table19.B2" office:value-type="string">
            <text:p text:style-name="Table_20_Contents">Soft key 1 – returns to screen 2.7, so that the fast clock ratio to be set can be changed.</text:p>
          </table:table-cell>
        </table:table-row>
        <table:table-row>
          <table:table-cell table:style-name="Table19.A2" office:value-type="string">
            <text:p text:style-name="P11">SAVE</text:p>
          </table:table-cell>
          <table:table-cell table:style-name="Table19.B2" office:value-type="string">
            <text:p text:style-name="Table_20_Contents">Soft key 3 – saves the displayed fast clock ratio to configuration memory</text:p>
          </table:table-cell>
        </table:table-row>
        <table:table-row>
          <table:table-cell table:style-name="Table19.A2" office:value-type="string">
            <text:p text:style-name="P11">CNCL</text:p>
          </table:table-cell>
          <table:table-cell table:style-name="Table19.B2" office:value-type="string">
            <text:p text:style-name="Table_20_Contents">Soft key 4 – cancels changing the fast clock ratio and returns to the main configuration menu (screen 2.0b).</text:p>
          </table:table-cell>
        </table:table-row>
      </table:table>
      <text:p text:style-name="Standard"/>
      <text:p text:style-name="P8"/>
      <text:p text:style-name="Standard"/>
      <text:p text:style-name="P8"/>
      <text:p text:style-name="P13">Screen 2.9: Fast Start Time Set Screen</text:p>
      <text:p text:style-name="Standard"><draw:frame draw:style-name="fr2" draw:name="Frame12" text:anchor-type="paragraph" svg:x="0.0071in" svg:y="0.1717in" svg:width="2.9992in" draw:z-index="11"><draw:text-box fo:min-height="1.1228in"><text:p text:style-name="P2">Fast Start Time X:</text:p><text:p text:style-name="P2">12:34:56 AM</text:p><text:p text:style-name="P2">^^</text:p><text:p text:style-name="P2"><text:s/>++ <text:s text:c="2"/>-- <text:s text:c="2"/>&gt;&gt; <text:s text:c="2"/>GO <text:s text:c="6"/></text:p></draw:text-box></draw:frame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20_Contents">Element</text:p>
          </table:table-cell>
          <table:table-cell table:style-name="Table12.B1" office:value-type="string">
            <text:p text:style-name="Table_20_Contents">Description</text:p>
          </table:table-cell>
        </table:table-row>
        <table:table-row>
          <table:table-cell table:style-name="Table12.A2" office:value-type="string">
            <text:p text:style-name="P3">Fast Start Time X:</text:p>
          </table:table-cell>
          <table:table-cell table:style-name="Table12.B2" office:value-type="string">
            <text:p text:style-name="Table_20_Contents">X will be 1, 2, or 3, corresponding to which fast clock starting time is being set. <text:s/>See screen 1.2 for where fast clock start times can be selected during a reset, and screen 2.0c for how each start time configuration is reached.</text:p>
          </table:table-cell>
        </table:table-row>
        <table:table-row>
          <table:table-cell table:style-name="Table12.A2" office:value-type="string">
            <text:p text:style-name="P11">12:34:56 </text:p>
          </table:table-cell>
          <table:table-cell table:style-name="Table12.B2" office:value-type="string">
            <text:p text:style-name="Table_20_Contents">The desired start time for the fast clock, displayed as 12 or 24 hour time as selected in screen 2.6. <text:s/>(In 24h time, the AM/PM indicator will not display. <text:s/>In 12h mode, AM/PM cannot be directly adjusted, but advancing the hours over midnight or noon will cause the transition.)</text:p>
          </table:table-cell>
        </table:table-row>
        <table:table-row>
          <table:table-cell table:style-name="Table12.A2" office:value-type="string">
            <text:p text:style-name="P11">^^</text:p>
          </table:table-cell>
          <table:table-cell table:style-name="Table12.B2" office:value-type="string">
            <text:p text:style-name="Table_20_Contents">A cursor indicating which part of fast start time is subject to adjustment by soft keys 1 and 2. <text:s/></text:p>
          </table:table-cell>
        </table:table-row>
        <table:table-row>
          <table:table-cell table:style-name="Table12.A2" office:value-type="string">
            <text:p text:style-name="P11">++</text:p>
          </table:table-cell>
          <table:table-cell table:style-name="Table12.B2" office:value-type="string">
            <text:p text:style-name="Table_20_Contents">Soft key 1 – increments the currently selected part of the time.</text:p>
          </table:table-cell>
        </table:table-row>
        <table:table-row>
          <table:table-cell table:style-name="Table12.A2" office:value-type="string">
            <text:p text:style-name="P11">--</text:p>
          </table:table-cell>
          <table:table-cell table:style-name="Table12.B2" office:value-type="string">
            <text:p text:style-name="Table_20_Contents">Soft key 2 – decrements the currently selected part of the time.</text:p>
          </table:table-cell>
        </table:table-row>
        <table:table-row>
          <table:table-cell table:style-name="Table12.A2" office:value-type="string">
            <text:p text:style-name="P11">&gt;&gt;</text:p>
          </table:table-cell>
          <table:table-cell table:style-name="Table12.B2" office:value-type="string">
            <text:p text:style-name="Table_20_Contents">Soft key 3 – moves the cursor to the next component of time to the right (hours move to minutes move to seconds, which then wraps around to hours)</text:p>
          </table:table-cell>
        </table:table-row>
        <table:table-row>
          <table:table-cell table:style-name="Table12.A2" office:value-type="string">
            <text:p text:style-name="P11">GO</text:p>
          </table:table-cell>
          <table:table-cell table:style-name="Table12.B2" office:value-type="string">
            <text:p text:style-name="Table_20_Contents">Soft key 4 – advances to screen 2.10 which confirms the fast start time being set.</text:p>
          </table:table-cell>
        </table:table-row>
      </table:table>
      <text:p text:style-name="Standard"/>
      <text:p text:style-name="P8"/>
      <text:p text:style-name="P13">Screen 2.10: Fast Start Time Confirmation Screen</text:p>
      <text:p text:style-name="Standard"><draw:frame draw:style-name="fr2" draw:name="Frame13" text:anchor-type="paragraph" svg:x="0.0071in" svg:y="0.1717in" svg:width="2.9992in" draw:z-index="12"><draw:text-box fo:min-height="1.1228in"><text:p text:style-name="P2">Fast Start Time X:</text:p><text:p text:style-name="P2">12:34:56 AM</text:p><text:p text:style-name="P2"/><text:p text:style-name="P2">BACK <text:s text:c="5"/>SAVE CNCL <text:s text:c="6"/></text:p></draw:text-box></draw:frame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able_20_Contents">Element</text:p>
          </table:table-cell>
          <table:table-cell table:style-name="Table13.B1" office:value-type="string">
            <text:p text:style-name="Table_20_Contents">Description</text:p>
          </table:table-cell>
        </table:table-row>
        <table:table-row>
          <table:table-cell table:style-name="Table13.A2" office:value-type="string">
            <text:p text:style-name="P3">Fast Start Time X:</text:p>
          </table:table-cell>
          <table:table-cell table:style-name="Table13.B2" office:value-type="string">
            <text:p text:style-name="Table_20_Contents">X will be 1, 2, or 3, corresponding to which fast clock starting time is being set. <text:s/>See screen 1.2 for where fast clock start times can be selected during a reset, and screen 2.0c for how each start time configuration is reached.</text:p>
          </table:table-cell>
        </table:table-row>
        <table:table-row>
          <table:table-cell table:style-name="Table13.A2" office:value-type="string">
            <text:p text:style-name="P11">12:34:56 </text:p>
          </table:table-cell>
          <table:table-cell table:style-name="Table13.B2" office:value-type="string">
            <text:p text:style-name="Table_20_Contents">The fast clock start time to be set as configured in screen 2.6, displayed as 12 or 24 hour time as selected in screen 2.6. <text:s/>(In 24h time, the AM/PM indicator will not display.) <text:s/></text:p>
          </table:table-cell>
        </table:table-row>
        <table:table-row>
          <table:table-cell table:style-name="Table13.A2" office:value-type="string">
            <text:p text:style-name="P11">BACK</text:p>
          </table:table-cell>
          <table:table-cell table:style-name="Table13.B2" office:value-type="string">
            <text:p text:style-name="Table_20_Contents">Soft key 1 – returns to screen 2.9, so that the fast clock start time to be set can be changed.</text:p>
          </table:table-cell>
        </table:table-row>
        <table:table-row>
          <table:table-cell table:style-name="Table13.A2" office:value-type="string">
            <text:p text:style-name="P11">SAVE</text:p>
          </table:table-cell>
          <table:table-cell table:style-name="Table13.B2" office:value-type="string">
            <text:p text:style-name="Table_20_Contents">Soft key 3 – saves the displayed fast clock start time to configuration memory</text:p>
          </table:table-cell>
        </table:table-row>
        <table:table-row>
          <table:table-cell table:style-name="Table13.A2" office:value-type="string">
            <text:p text:style-name="P11">CNCL</text:p>
          </table:table-cell>
          <table:table-cell table:style-name="Table13.B2" office:value-type="string">
            <text:p text:style-name="Table_20_Contents">Soft key 4 – cancels changing the fast clock start time and returns to the main configuration menu (screen 2.0b).</text:p>
          </table:table-cell>
        </table:table-row>
      </table:table>
      <text:p text:style-name="Standard"/>
      <text:p text:style-name="P8"/>
      <text:p text:style-name="P13">Screen 2.11: Fast Clock Hold Configuration Screen</text:p>
      <text:p text:style-name="Standard"><draw:frame draw:style-name="fr2" draw:name="Frame17" text:anchor-type="paragraph" svg:x="0.0071in" svg:y="0.1717in" svg:width="2.9992in" draw:z-index="15"><draw:text-box fo:min-height="1.1228in"><text:p text:style-name="P2">Fast Start Mode:</text:p><text:p text:style-name="P2">[*] RUN (12:34A)</text:p><text:p text:style-name="P2">[ ] HOLD</text:p><text:p text:style-name="P2">RUN <text:s/>HOLD SAVE CNCL <text:s text:c="6"/></text:p></draw:text-box></draw:frame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Table_20_Contents">Element</text:p>
          </table:table-cell>
          <table:table-cell table:style-name="Table17.B1" office:value-type="string">
            <text:p text:style-name="Table_20_Contents">Description</text:p>
          </table:table-cell>
        </table:table-row>
        <table:table-row>
          <table:table-cell table:style-name="Table17.A2" office:value-type="string">
            <text:p text:style-name="P11">*</text:p>
          </table:table-cell>
          <table:table-cell table:style-name="Table17.B2" office:value-type="string">
            <text:p text:style-name="Table_20_Contents">A cursor indicating the current selection</text:p>
          </table:table-cell>
        </table:table-row>
        <table:table-row>
          <table:table-cell table:style-name="Table17.A2" office:value-type="string">
            <text:p text:style-name="P11">[ ] RUN</text:p>
          </table:table-cell>
          <table:table-cell table:style-name="Table17.B2" office:value-type="string">
            <text:p text:style-name="Table_20_Contents">Configure fast time to start counting immediately when fast clock mode is entered. <text:s/>As a convenience, the configured fast clock starting time is shown after “Run”.</text:p>
          </table:table-cell>
        </table:table-row>
        <table:table-row>
          <table:table-cell table:style-name="Table17.A2" office:value-type="string">
            <text:p text:style-name="P11">[ ] HOLD</text:p>
          </table:table-cell>
          <table:table-cell table:style-name="Table17.B2" office:value-type="string">
            <text:p text:style-name="Table_20_Contents">Configure fast time to immediately go to “hold” when fast clock mode is entered.</text:p>
          </table:table-cell>
        </table:table-row>
        <table:table-row>
          <table:table-cell table:style-name="Table17.A2" office:value-type="string">
            <text:p text:style-name="P11">RUN</text:p>
          </table:table-cell>
          <table:table-cell table:style-name="Table17.B2" office:value-type="string">
            <text:p text:style-name="Table_20_Contents">Soft key 1 – selects run mode.</text:p>
          </table:table-cell>
        </table:table-row>
        <table:table-row>
          <table:table-cell table:style-name="Table17.A2" office:value-type="string">
            <text:p text:style-name="P11">HOLD</text:p>
          </table:table-cell>
          <table:table-cell table:style-name="Table17.B2" office:value-type="string">
            <text:p text:style-name="Table_20_Contents">Soft key 2 – selects hold mode.</text:p>
          </table:table-cell>
        </table:table-row>
        <table:table-row>
          <table:table-cell table:style-name="Table17.A2" office:value-type="string">
            <text:p text:style-name="P11">SAVE</text:p>
          </table:table-cell>
          <table:table-cell table:style-name="Table17.B2" office:value-type="string">
            <text:p text:style-name="Table_20_Contents">Soft key 3 – saves fast time run/hold mode selection and returns to configuration screen 2.0c.</text:p>
          </table:table-cell>
        </table:table-row>
        <table:table-row>
          <table:table-cell table:style-name="Table17.A2" office:value-type="string">
            <text:p text:style-name="P11">CNCL</text:p>
          </table:table-cell>
          <table:table-cell table:style-name="Table17.B2" office:value-type="string">
            <text:p text:style-name="Table_20_Contents">Soft key 4 – returns to configuration screen 2.0c without saving fast time run/hold mode change.</text:p>
          </table:table-cell>
        </table:table-row>
      </table:table>
      <text:p text:style-name="Standard"/>
      <text:p text:style-name="Standard"/>
      <text:p text:style-name="P8"/>
      <text:p text:style-name="P13">Screen 2.12: Time Packet Interval Configuration Screen</text:p>
      <text:p text:style-name="Standard"><draw:frame draw:style-name="fr2" draw:name="Frame22" text:anchor-type="paragraph" svg:x="0.0071in" svg:y="0.1717in" svg:width="2.9992in" draw:z-index="19"><draw:text-box fo:min-height="1.1228in"><text:p text:style-name="P2">Time Pkt Interval:</text:p><text:p text:style-name="P2">001.2 sec</text:p><text:p text:style-name="P2">^</text:p><text:p text:style-name="P2"><text:s/>++ <text:s text:c="2"/>-- <text:s text:c="2"/>&gt;&gt; <text:s text:c="2"/>GO <text:s text:c="6"/></text:p></draw:text-box></draw:frame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Table_20_Contents">Element</text:p>
          </table:table-cell>
          <table:table-cell table:style-name="Table22.B1" office:value-type="string">
            <text:p text:style-name="Table_20_Contents">Description</text:p>
          </table:table-cell>
        </table:table-row>
        <table:table-row>
          <table:table-cell table:style-name="Table22.A2" office:value-type="string">
            <text:p text:style-name="P11">001.2 sec</text:p>
          </table:table-cell>
          <table:table-cell table:style-name="Table22.B2" office:value-type="string">
            <text:p text:style-name="Table_20_Contents">The desired time between broadcasting time packets on the network, expressed in seconds. <text:s/>For most applications, 1-3 seconds is probably optimal (meaning a setting of 1.0-3.0).</text:p>
          </table:table-cell>
        </table:table-row>
        <table:table-row>
          <table:table-cell table:style-name="Table22.A2" office:value-type="string">
            <text:p text:style-name="P11">^^</text:p>
          </table:table-cell>
          <table:table-cell table:style-name="Table22.B2" office:value-type="string">
            <text:p text:style-name="Table_20_Contents">A cursor indicating which digit of the time is subject to adjustment by soft keys 1 and 2.</text:p>
          </table:table-cell>
        </table:table-row>
        <table:table-row>
          <table:table-cell table:style-name="Table22.A2" office:value-type="string">
            <text:p text:style-name="P11">++</text:p>
          </table:table-cell>
          <table:table-cell table:style-name="Table22.B2" office:value-type="string">
            <text:p text:style-name="Table_20_Contents">Soft key 1 – increments the currently selected part of the time.</text:p>
          </table:table-cell>
        </table:table-row>
        <table:table-row>
          <table:table-cell table:style-name="Table22.A2" office:value-type="string">
            <text:p text:style-name="P11">--</text:p>
          </table:table-cell>
          <table:table-cell table:style-name="Table22.B2" office:value-type="string">
            <text:p text:style-name="Table_20_Contents">Soft key 2 – decrements the currently selected part of the time.</text:p>
          </table:table-cell>
        </table:table-row>
        <table:table-row>
          <table:table-cell table:style-name="Table22.A2" office:value-type="string">
            <text:p text:style-name="P11">&gt;&gt;</text:p>
          </table:table-cell>
          <table:table-cell table:style-name="Table22.B2" office:value-type="string">
            <text:p text:style-name="Table_20_Contents">Soft key 3 – moves the cursor to the next component of time to the right, or will wrap back around if already on the rightmost digit</text:p>
          </table:table-cell>
        </table:table-row>
        <table:table-row>
          <table:table-cell table:style-name="Table22.A2" office:value-type="string">
            <text:p text:style-name="P11">GO</text:p>
          </table:table-cell>
          <table:table-cell table:style-name="Table22.B2" office:value-type="string">
            <text:p text:style-name="Table_20_Contents">Soft key 4 – advances to screen 2.13 which confirms the packet interval time being set.</text:p>
          </table:table-cell>
        </table:table-row>
      </table:table>
      <text:p text:style-name="Standard"/>
      <text:p text:style-name="P8">Screen 2.13: Time Packet Interval Confirmation Screen</text:p>
      <text:p text:style-name="Standard"><draw:frame draw:style-name="fr2" draw:name="Frame20" text:anchor-type="paragraph" svg:x="0.0071in" svg:y="0.1717in" svg:width="2.9992in" draw:z-index="18"><draw:text-box fo:min-height="1.1228in"><text:p text:style-name="P2">Time Pkt Interval:</text:p><text:p text:style-name="P2">001.2 sec</text:p><text:p text:style-name="P2"/><text:p text:style-name="P2">BACK <text:s text:c="5"/>SAVE CNCL <text:s text:c="6"/></text:p></draw:text-box></draw:frame>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Table_20_Contents">Element</text:p>
          </table:table-cell>
          <table:table-cell table:style-name="Table20.B1" office:value-type="string">
            <text:p text:style-name="Table_20_Contents">Description</text:p>
          </table:table-cell>
        </table:table-row>
        <table:table-row>
          <table:table-cell table:style-name="Table20.A2" office:value-type="string">
            <text:p text:style-name="P11">001.2 sec</text:p>
          </table:table-cell>
          <table:table-cell table:style-name="Table20.B2" office:value-type="string">
            <text:p text:style-name="Table_20_Contents">The desired time between broadcasting time packets on the network, expressed in seconds. <text:s/>For most applications, 1-3 seconds is probably optimal (meaning a setting of 1.0-3.0).</text:p>
          </table:table-cell>
        </table:table-row>
        <table:table-row>
          <table:table-cell table:style-name="Table20.A2" office:value-type="string">
            <text:p text:style-name="P11">BACK</text:p>
          </table:table-cell>
          <table:table-cell table:style-name="Table20.B2" office:value-type="string">
            <text:p text:style-name="Table_20_Contents">Soft key 1 – returns to screen 2.12, so that the fast clock start time to be set can be changed.</text:p>
          </table:table-cell>
        </table:table-row>
        <table:table-row>
          <table:table-cell table:style-name="Table20.A2" office:value-type="string">
            <text:p text:style-name="P11">SAVE</text:p>
          </table:table-cell>
          <table:table-cell table:style-name="Table20.B2" office:value-type="string">
            <text:p text:style-name="Table_20_Contents">Soft key 3 – saves the displayed fast clock start time to configuration memory and returns to the main configuration menu (screen 2.0c)</text:p>
          </table:table-cell>
        </table:table-row>
        <table:table-row>
          <table:table-cell table:style-name="Table20.A2" office:value-type="string">
            <text:p text:style-name="P11">CNCL</text:p>
          </table:table-cell>
          <table:table-cell table:style-name="Table20.B2" office:value-type="string">
            <text:p text:style-name="Table_20_Contents">Soft key 4 – cancels changing the fast clock start time and returns to the main configuration menu (screen 2.0c).</text:p>
          </table:table-cell>
        </table:table-row>
      </table:table>
      <text:p text:style-name="Standard"/>
      <text:p text:style-name="P8"/>
      <text:p text:style-name="P13">Screen 2.14: Fast Clock Master Node Address Configuration Screen</text:p>
      <text:p text:style-name="Standard"><draw:frame draw:style-name="fr2" draw:name="Frame23" text:anchor-type="paragraph" svg:x="0.0071in" svg:y="0.1717in" svg:width="2.9992in" draw:z-index="21"><draw:text-box fo:min-height="1.1228in"><text:p text:style-name="P2">Fast Clock Addr:</text:p><text:p text:style-name="P2">0x1A</text:p><text:p text:style-name="P2"><text:s text:c="2"/>^</text:p><text:p text:style-name="P2"><text:s/>++ <text:s text:c="2"/>-- <text:s text:c="2"/>&gt;&gt; <text:s text:c="2"/>GO <text:s text:c="6"/></text:p></draw:text-box></draw:frame>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Table_20_Contents">Element</text:p>
          </table:table-cell>
          <table:table-cell table:style-name="Table21.B1" office:value-type="string">
            <text:p text:style-name="Table_20_Contents">Description</text:p>
          </table:table-cell>
        </table:table-row>
        <table:table-row>
          <table:table-cell table:style-name="Table21.A2" office:value-type="string">
            <text:p text:style-name="P11">0x1A</text:p>
          </table:table-cell>
          <table:table-cell table:style-name="Table21.B2" office:value-type="string">
            <text:p text:style-name="Table_20_Contents">The hexadecimal network address of the fast clock master node. <text:s/>All MRBus nodes must have a unique address. <text:s/>For pure fast clock applications, changing this should not be needed.</text:p>
          </table:table-cell>
        </table:table-row>
        <table:table-row>
          <table:table-cell table:style-name="Table21.A2" office:value-type="string">
            <text:p text:style-name="P11">^^</text:p>
          </table:table-cell>
          <table:table-cell table:style-name="Table21.B2" office:value-type="string">
            <text:p text:style-name="Table_20_Contents">A cursor indicating which digit of the address is subject to adjustment by soft keys 1 and 2.</text:p>
          </table:table-cell>
        </table:table-row>
        <table:table-row>
          <table:table-cell table:style-name="Table21.A2" office:value-type="string">
            <text:p text:style-name="P11">++</text:p>
          </table:table-cell>
          <table:table-cell table:style-name="Table21.B2" office:value-type="string">
            <text:p text:style-name="Table_20_Contents">Soft key 1 – increments the currently selected part of the address.</text:p>
          </table:table-cell>
        </table:table-row>
        <table:table-row>
          <table:table-cell table:style-name="Table21.A2" office:value-type="string">
            <text:p text:style-name="P11">--</text:p>
          </table:table-cell>
          <table:table-cell table:style-name="Table21.B2" office:value-type="string">
            <text:p text:style-name="Table_20_Contents">Soft key 2 – decrements the currently selected part of the address.</text:p>
          </table:table-cell>
        </table:table-row>
        <table:table-row>
          <table:table-cell table:style-name="Table21.A2" office:value-type="string">
            <text:p text:style-name="P11">&gt;&gt;</text:p>
          </table:table-cell>
          <table:table-cell table:style-name="Table21.B2" office:value-type="string">
            <text:p text:style-name="Table_20_Contents">Soft key 3 – moves the cursor to the next digit of address to the right</text:p>
          </table:table-cell>
        </table:table-row>
        <table:table-row>
          <table:table-cell table:style-name="Table21.A2" office:value-type="string">
            <text:p text:style-name="P11">GO</text:p>
          </table:table-cell>
          <table:table-cell table:style-name="Table21.B2" office:value-type="string">
            <text:p text:style-name="Table_20_Contents">Soft key 4 – advances to screen 2.15 which confirms the network address.</text:p>
          </table:table-cell>
        </table:table-row>
      </table:table>
      <text:p text:style-name="Standard"/>
      <text:p text:style-name="P8">Screen 2.15: Fast Clock Master Node Address Confirmation Screen</text:p>
      <text:p text:style-name="Standard"><draw:frame draw:style-name="fr2" draw:name="Frame21" text:anchor-type="paragraph" svg:x="0.0071in" svg:y="0.1717in" svg:width="2.9992in" draw:z-index="20"><draw:text-box fo:min-height="1.1228in"><text:p text:style-name="P2">Fast Clock Addr:</text:p><text:p text:style-name="P2">0x1A</text:p><text:p text:style-name="P2"/><text:p text:style-name="P2">BACK <text:s text:c="5"/>SAVE CNCL <text:s text:c="6"/></text:p></draw:text-box></draw:frame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Table_20_Contents">Element</text:p>
          </table:table-cell>
          <table:table-cell table:style-name="Table23.B1" office:value-type="string">
            <text:p text:style-name="Table_20_Contents">Description</text:p>
          </table:table-cell>
        </table:table-row>
        <table:table-row>
          <table:table-cell table:style-name="Table23.A2" office:value-type="string">
            <text:p text:style-name="P11">0x1A</text:p>
          </table:table-cell>
          <table:table-cell table:style-name="Table23.B2" office:value-type="string">
            <text:p text:style-name="Table_20_Contents">The hexadecimal network address of the fast clock master node to be set.</text:p>
          </table:table-cell>
        </table:table-row>
        <table:table-row>
          <table:table-cell table:style-name="Table23.A2" office:value-type="string">
            <text:p text:style-name="P11">BACK</text:p>
          </table:table-cell>
          <table:table-cell table:style-name="Table23.B2" office:value-type="string">
            <text:p text:style-name="Table_20_Contents">Soft key 1 – returns to screen 2.14, so that the node address to be set can be changed.</text:p>
          </table:table-cell>
        </table:table-row>
        <table:table-row>
          <table:table-cell table:style-name="Table23.A2" office:value-type="string">
            <text:p text:style-name="P11">SAVE</text:p>
          </table:table-cell>
          <table:table-cell table:style-name="Table23.B2" office:value-type="string">
            <text:p text:style-name="Table_20_Contents">Soft key 3 – saves the displayed fast clock node address to configuration memory and returns to the main configuration menu (screen 2.0c)</text:p>
          </table:table-cell>
        </table:table-row>
        <table:table-row>
          <table:table-cell table:style-name="Table23.A2" office:value-type="string">
            <text:p text:style-name="P11">CNCL</text:p>
          </table:table-cell>
          <table:table-cell table:style-name="Table23.B2" office:value-type="string">
            <text:p text:style-name="Table_20_Contents">Soft key 4 – cancels changing the fast clock node address and returns to the main configuration menu (screen 2.0c).</text:p>
          </table:table-cell>
        </table:table-row>
      </table:table>
      <text:p text:style-name="Standard"/>
      <text:p text:style-name="P8"/>
      <text:p text:style-name="P13">Screen 2.16: Diagnostics Screen</text:p>
      <text:p text:style-name="Standard"><draw:frame draw:style-name="fr2" draw:name="Frame24" text:anchor-type="paragraph" svg:x="0.0071in" svg:y="0.1717in" svg:width="2.9992in" draw:z-index="22"><draw:text-box fo:min-height="1.1228in"><text:p text:style-name="P2">Diagnostics: 122kl/s</text:p><text:p text:style-name="P2">Bus:11.6V <text:s/>Addr:0x1A</text:p><text:p text:style-name="P2">TH : 3.1V</text:p><text:p text:style-name="P2">RFSH <text:s text:c="10"/>BACK <text:s text:c="6"/></text:p></draw:text-box></draw:frame>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Table_20_Contents">Element</text:p>
          </table:table-cell>
          <table:table-cell table:style-name="Table24.B1" office:value-type="string">
            <text:p text:style-name="Table_20_Contents">Description</text:p>
          </table:table-cell>
        </table:table-row>
        <table:table-row>
          <table:table-cell table:style-name="Table24.A2" office:value-type="string">
            <text:p text:style-name="P11">Bus:11.6V</text:p>
          </table:table-cell>
          <table:table-cell table:style-name="Table24.B2" office:value-type="string">
            <text:p text:style-name="Table_20_Contents">The current power supply voltage for the fast clock master node. <text:s/>Will read roughly 0.5V lower than the actual bus voltage, as the sensing is done after the protection diode on the front end.</text:p>
          </table:table-cell>
        </table:table-row>
        <table:table-row>
          <table:table-cell table:style-name="Table24.A2" office:value-type="string">
            <text:p text:style-name="P11">Addr:0x1A</text:p>
          </table:table-cell>
          <table:table-cell table:style-name="Table24.B2" office:value-type="string">
            <text:p text:style-name="Table_20_Contents">The MRBus network address of the fast clock master node.</text:p>
          </table:table-cell>
        </table:table-row>
        <table:table-row>
          <table:table-cell table:style-name="Table24.A2" office:value-type="string">
            <text:p text:style-name="P3">122kl/s</text:p>
          </table:table-cell>
          <table:table-cell table:style-name="Table24.B2" office:value-type="string">
            <text:p text:style-name="Table_20_Contents">The speed at which the main loop is executing, in thousands of loops per second. <text:s/>This is almost meaningless to an end user, but is handy for debugging slow reponse problems.</text:p>
          </table:table-cell>
        </table:table-row>
        <table:table-row>
          <table:table-cell table:style-name="Table24.A2" office:value-type="string">
            <text:p text:style-name="P3">TH : 3.2V</text:p>
          </table:table-cell>
          <table:table-cell table:style-name="Table24.B2" office:value-type="string">
            <text:p text:style-name="Table_20_Contents">If a MRBW-TH temperature/humidity monitor is configured and the fast clock has received a packet within the timout period, the supply voltage for the MRBW-TH will be displayed here. <text:s/>This is useful for checking the battery voltage on wireless, battery powered temperature/humidity nodes.</text:p>
          </table:table-cell>
        </table:table-row>
        <table:table-row>
          <table:table-cell table:style-name="Table24.A2" office:value-type="string">
            <text:p text:style-name="P11">RFSH</text:p>
          </table:table-cell>
          <table:table-cell table:style-name="Table24.B2" office:value-type="string">
            <text:p text:style-name="Table_20_Contents">Soft key 1 – Forces immediate refresh of the values displayed on the diagnostics screen. <text:s/>The screen will refresh itself every second on its own.</text:p>
          </table:table-cell>
        </table:table-row>
        <table:table-row>
          <table:table-cell table:style-name="Table24.A2" office:value-type="string">
            <text:p text:style-name="P11">CNCL</text:p>
          </table:table-cell>
          <table:table-cell table:style-name="Table24.B2" office:value-type="string">
            <text:p text:style-name="Table_20_Contents">Soft key 4 – cancels out of diagnostic mode and returns to the main configuration menu (screen 2.0e).</text:p>
          </table:table-cell>
        </table:table-row>
      </table:table>
      <text:p text:style-name="P8"/>
      <text:p text:style-name="P13">Screen 2.17: Temperature/Humidity Node Address Configuration Screen</text:p>
      <text:p text:style-name="Standard"><draw:frame draw:style-name="fr2" draw:name="Frame30" text:anchor-type="paragraph" svg:x="0.0071in" svg:y="0.1717in" svg:width="2.9992in" draw:z-index="29"><draw:text-box fo:min-height="1.1228in"><text:p text:style-name="P2">Temp/Humidity Addr:</text:p><text:p text:style-name="P2">0x20</text:p><text:p text:style-name="P2"><text:s text:c="2"/>^</text:p><text:p text:style-name="P2"><text:s/>++ <text:s text:c="2"/>-- <text:s text:c="2"/>&gt;&gt; <text:s text:c="2"/>GO <text:s text:c="6"/></text:p></draw:text-box></draw:frame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Table_20_Contents">Element</text:p>
          </table:table-cell>
          <table:table-cell table:style-name="Table26.B1" office:value-type="string">
            <text:p text:style-name="Table_20_Contents">Description</text:p>
          </table:table-cell>
        </table:table-row>
        <table:table-row>
          <table:table-cell table:style-name="Table26.A2" office:value-type="string">
            <text:p text:style-name="P11">0x20</text:p>
          </table:table-cell>
          <table:table-cell table:style-name="Table26.B2" office:value-type="string">
            <text:p text:style-name="Table_20_Contents">The MRBus address of the MRBW-TH node to be monitored. <text:s/>Setting this to 0x00 will cause the display to show “”T/H Off” and disable any display of temperature and humidity.</text:p>
          </table:table-cell>
        </table:table-row>
        <table:table-row>
          <table:table-cell table:style-name="Table26.A2" office:value-type="string">
            <text:p text:style-name="P11">^</text:p>
          </table:table-cell>
          <table:table-cell table:style-name="Table26.B2" office:value-type="string">
            <text:p text:style-name="Table_20_Contents">A cursor indicating which digit of the address is subject to adjustment by soft keys 1 and 2.</text:p>
          </table:table-cell>
        </table:table-row>
        <table:table-row>
          <table:table-cell table:style-name="Table26.A2" office:value-type="string">
            <text:p text:style-name="P11">++</text:p>
          </table:table-cell>
          <table:table-cell table:style-name="Table26.B2" office:value-type="string">
            <text:p text:style-name="Table_20_Contents">Soft key 1 – increments the currently selected part of the address.</text:p>
          </table:table-cell>
        </table:table-row>
        <table:table-row>
          <table:table-cell table:style-name="Table26.A2" office:value-type="string">
            <text:p text:style-name="P11">--</text:p>
          </table:table-cell>
          <table:table-cell table:style-name="Table26.B2" office:value-type="string">
            <text:p text:style-name="Table_20_Contents">Soft key 2 – decrements the currently selected part of the address.</text:p>
          </table:table-cell>
        </table:table-row>
        <table:table-row>
          <table:table-cell table:style-name="Table26.A2" office:value-type="string">
            <text:p text:style-name="P11">&gt;&gt;</text:p>
          </table:table-cell>
          <table:table-cell table:style-name="Table26.B2" office:value-type="string">
            <text:p text:style-name="Table_20_Contents">Soft key 3 – moves the cursor to the next component of time to the right, or will wrap back around if already on the rightmost digit</text:p>
          </table:table-cell>
        </table:table-row>
        <table:table-row>
          <table:table-cell table:style-name="Table26.A2" office:value-type="string">
            <text:p text:style-name="P11">GO</text:p>
          </table:table-cell>
          <table:table-cell table:style-name="Table26.B2" office:value-type="string">
            <text:p text:style-name="Table_20_Contents">Soft key 4 – advances to screen 2.18 which confirms the TH address to be monitored.</text:p>
          </table:table-cell>
        </table:table-row>
      </table:table>
      <text:p text:style-name="Standard"><text:span text:style-name="T2"/></text:p>
      <text:p text:style-name="Standard"><text:span text:style-name="T2">Screen 2.18: Temperature/Humidity Node Address Confirmation Screen</text:span></text:p>
      <text:p text:style-name="Standard"><draw:frame draw:style-name="fr2" draw:name="Frame29" text:anchor-type="paragraph" svg:x="0.0071in" svg:y="0.1717in" svg:width="2.9992in" draw:z-index="32"><draw:text-box fo:min-height="1.1228in"><text:p text:style-name="P2">Temp/Humidity Addr:</text:p><text:p text:style-name="P2">0x20</text:p><text:p text:style-name="P2"/><text:p text:style-name="P2">BACK <text:s text:c="5"/>SAVE CNCL <text:s text:c="6"/></text:p></draw:text-box></draw:frame></text:p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Table_20_Contents">Element</text:p>
          </table:table-cell>
          <table:table-cell table:style-name="Table27.B1" office:value-type="string">
            <text:p text:style-name="Table_20_Contents">Description</text:p>
          </table:table-cell>
        </table:table-row>
        <table:table-row>
          <table:table-cell table:style-name="Table27.A2" office:value-type="string">
            <text:p text:style-name="P11">0x20</text:p>
          </table:table-cell>
          <table:table-cell table:style-name="Table27.B2" office:value-type="string">
            <text:p text:style-name="Table_20_Contents">The MRBus address of the MRBW-TH node to be monitored. <text:s/>Setting this to 0x00 will cause the display to show “”T/H Off” and disable any display of temperature and humidity.</text:p>
          </table:table-cell>
        </table:table-row>
        <table:table-row>
          <table:table-cell table:style-name="Table27.A2" office:value-type="string">
            <text:p text:style-name="P11">BACK</text:p>
          </table:table-cell>
          <table:table-cell table:style-name="Table27.B2" office:value-type="string">
            <text:p text:style-name="Table_20_Contents">Soft key 1 – returns to screen 2.17, so that the MRBW-TH source address can be changed.</text:p>
          </table:table-cell>
        </table:table-row>
        <table:table-row>
          <table:table-cell table:style-name="Table27.A2" office:value-type="string">
            <text:p text:style-name="P11">SAVE</text:p>
          </table:table-cell>
          <table:table-cell table:style-name="Table27.B2" office:value-type="string">
            <text:p text:style-name="Table_20_Contents">Soft key 3 – saves the displayed temperature/humidity source address to configuration memory and returns to the main configuration menu (screen 2.0d)</text:p>
          </table:table-cell>
        </table:table-row>
        <table:table-row>
          <table:table-cell table:style-name="Table27.A2" office:value-type="string">
            <text:p text:style-name="P11">CNCL</text:p>
          </table:table-cell>
          <table:table-cell table:style-name="Table27.B2" office:value-type="string">
            <text:p text:style-name="Table_20_Contents">Soft key 4 – cancels changing the temperature/humidity source address and returns to the main configuration menu (screen 2.0d).</text:p>
          </table:table-cell>
        </table:table-row>
      </table:table>
      <text:p text:style-name="P8"/>
      <text:p text:style-name="P8"><text:soft-page-break/>Screen 2.19: Temperature/Humidity Timeout Configuration Screen</text:p>
      <text:p text:style-name="Standard"><draw:frame draw:style-name="fr2" draw:name="Frame32" text:anchor-type="paragraph" svg:x="0.0071in" svg:y="0.1717in" svg:width="2.9992in" draw:z-index="31"><draw:text-box fo:min-height="1.1228in"><text:p text:style-name="P2">Temp/Hum Timeout:</text:p><text:p text:style-name="P2">0012 sec</text:p><text:p text:style-name="P2">^</text:p><text:p text:style-name="P2"><text:s/>++ <text:s text:c="2"/>-- <text:s text:c="2"/>&gt;&gt; <text:s text:c="2"/>GO <text:s text:c="6"/></text:p></draw:text-box></draw:frame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Table_20_Contents">Element</text:p>
          </table:table-cell>
          <table:table-cell table:style-name="Table28.B1" office:value-type="string">
            <text:p text:style-name="Table_20_Contents">Description</text:p>
          </table:table-cell>
        </table:table-row>
        <table:table-row>
          <table:table-cell table:style-name="Table28.A2" office:value-type="string">
            <text:p text:style-name="P11">0012 sec</text:p>
          </table:table-cell>
          <table:table-cell table:style-name="Table28.B2" office:value-type="string">
            <text:p text:style-name="Table_20_Contents">The maximum amount of allowed time between received packets from the configured MRBW-TH node. <text:s/>If a valid 'S' packet from the TH node is not configured within this interval, the fast clock will stop displaying temperature/humidity until another packet is received. <text:s/></text:p>
          </table:table-cell>
        </table:table-row>
        <table:table-row>
          <table:table-cell table:style-name="Table28.A2" office:value-type="string">
            <text:p text:style-name="P11">^</text:p>
          </table:table-cell>
          <table:table-cell table:style-name="Table28.B2" office:value-type="string">
            <text:p text:style-name="Table_20_Contents">A cursor indicating which digit of the time is subject to adjustment by soft keys 1 and 2.</text:p>
          </table:table-cell>
        </table:table-row>
        <table:table-row>
          <table:table-cell table:style-name="Table28.A2" office:value-type="string">
            <text:p text:style-name="P11">++</text:p>
          </table:table-cell>
          <table:table-cell table:style-name="Table28.B2" office:value-type="string">
            <text:p text:style-name="Table_20_Contents">Soft key 1 – increments the currently selected part of the time.</text:p>
          </table:table-cell>
        </table:table-row>
        <table:table-row>
          <table:table-cell table:style-name="Table28.A2" office:value-type="string">
            <text:p text:style-name="P11">--</text:p>
          </table:table-cell>
          <table:table-cell table:style-name="Table28.B2" office:value-type="string">
            <text:p text:style-name="Table_20_Contents">Soft key 2 – decrements the currently selected part of the time.</text:p>
          </table:table-cell>
        </table:table-row>
        <table:table-row>
          <table:table-cell table:style-name="Table28.A2" office:value-type="string">
            <text:p text:style-name="P11">&gt;&gt;</text:p>
          </table:table-cell>
          <table:table-cell table:style-name="Table28.B2" office:value-type="string">
            <text:p text:style-name="Table_20_Contents">Soft key 3 – moves the cursor to the next component of time to the right, or will wrap back around if already on the rightmost digit</text:p>
          </table:table-cell>
        </table:table-row>
        <table:table-row>
          <table:table-cell table:style-name="Table28.A2" office:value-type="string">
            <text:p text:style-name="P11">GO</text:p>
          </table:table-cell>
          <table:table-cell table:style-name="Table28.B2" office:value-type="string">
            <text:p text:style-name="Table_20_Contents">Soft key 4 – advances to screen 2.20 which confirms the timeout being set.</text:p>
          </table:table-cell>
        </table:table-row>
      </table:table>
      <text:p text:style-name="Standard"/>
      <text:p text:style-name="P8">Screen 2.20: Temperature/Humidity Timeout Confirmation Screen</text:p>
      <text:p text:style-name="Standard"><draw:frame draw:style-name="fr2" draw:name="Frame31" text:anchor-type="paragraph" svg:x="0.0071in" svg:y="0.1717in" svg:width="2.9992in" draw:z-index="30"><draw:text-box fo:min-height="1.1228in"><text:p text:style-name="P2">Temp/Hum Timeout:</text:p><text:p text:style-name="P2">0012 sec</text:p><text:p text:style-name="P2"/><text:p text:style-name="P2">BACK <text:s text:c="5"/>SAVE CNCL <text:s text:c="6"/></text:p></draw:text-box></draw:frame></text:p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Table_20_Contents">Element</text:p>
          </table:table-cell>
          <table:table-cell table:style-name="Table29.B1" office:value-type="string">
            <text:p text:style-name="Table_20_Contents">Description</text:p>
          </table:table-cell>
        </table:table-row>
        <table:table-row>
          <table:table-cell table:style-name="Table29.A2" office:value-type="string">
            <text:p text:style-name="P11">0012 sec</text:p>
          </table:table-cell>
          <table:table-cell table:style-name="Table29.B2" office:value-type="string">
            <text:p text:style-name="Table_20_Contents">The maximum amount of allowed time between received packets from the configured MRBW-TH node. <text:s/>If a valid 'S' packet from the TH node is not configured within this interval, the fast clock will stop displaying temperature/humidity until another packet is received. <text:s/></text:p>
          </table:table-cell>
        </table:table-row>
        <table:table-row>
          <table:table-cell table:style-name="Table29.A2" office:value-type="string">
            <text:p text:style-name="P11">BACK</text:p>
          </table:table-cell>
          <table:table-cell table:style-name="Table29.B2" office:value-type="string">
            <text:p text:style-name="Table_20_Contents">Soft key 1 – returns to screen 2.19, so that the temperature/humidity packet time to be set can be changed.</text:p>
          </table:table-cell>
        </table:table-row>
        <table:table-row>
          <table:table-cell table:style-name="Table29.A2" office:value-type="string">
            <text:p text:style-name="P11">SAVE</text:p>
          </table:table-cell>
          <table:table-cell table:style-name="Table29.B2" office:value-type="string">
            <text:p text:style-name="Table_20_Contents">Soft key 3 – saves the displayed temperature/humidity timeout to configuration memory and returns to the main configuration menu (screen 2.0e)</text:p>
          </table:table-cell>
        </table:table-row>
        <table:table-row>
          <table:table-cell table:style-name="Table29.A2" office:value-type="string">
            <text:p text:style-name="P11">CNCL</text:p>
          </table:table-cell>
          <table:table-cell table:style-name="Table29.B2" office:value-type="string">
            <text:p text:style-name="Table_20_Contents">Soft key 4 – cancels changing the temperature/humidity timeout and returns to the main configuration menu (screen 2.0e).</text:p>
          </table:table-cell>
        </table:table-row>
      </table:table>
      <text:p text:style-name="P8"><text:soft-page-break/></text:p>
      <text:p text:style-name="P8">Screen 2.21: Temperature Units Configuration Screen</text:p>
      <text:p text:style-name="Standard"><draw:frame draw:style-name="fr2" draw:name="Frame28" text:anchor-type="paragraph" svg:x="0.0071in" svg:y="0.1717in" svg:width="2.9992in" draw:z-index="28"><draw:text-box fo:min-height="1.1228in"><text:p text:style-name="P2">Temperature Units:</text:p><text:p text:style-name="P2">[*] Degrees F</text:p><text:p text:style-name="P2">[ ] Degrees C</text:p><text:p text:style-name="P2"><text:s/>F <text:s text:c="3"/>C <text:s text:c="2"/>SAVE CNCL <text:s text:c="6"/></text:p></draw:text-box></draw:frame>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Table_20_Contents">Element</text:p>
          </table:table-cell>
          <table:table-cell table:style-name="Table25.B1" office:value-type="string">
            <text:p text:style-name="Table_20_Contents">Description</text:p>
          </table:table-cell>
        </table:table-row>
        <table:table-row>
          <table:table-cell table:style-name="Table25.A2" office:value-type="string">
            <text:p text:style-name="P11">*</text:p>
          </table:table-cell>
          <table:table-cell table:style-name="Table25.B2" office:value-type="string">
            <text:p text:style-name="Table_20_Contents">A cursor indicating the current selection</text:p>
          </table:table-cell>
        </table:table-row>
        <table:table-row>
          <table:table-cell table:style-name="Table25.A2" office:value-type="string">
            <text:p text:style-name="P11">Degrees F</text:p>
          </table:table-cell>
          <table:table-cell table:style-name="Table25.B2" office:value-type="string">
            <text:p text:style-name="Table_20_Contents">Configure temperature to be displayed in degrees Fahrenheit</text:p>
          </table:table-cell>
        </table:table-row>
        <table:table-row>
          <table:table-cell table:style-name="Table25.A2" office:value-type="string">
            <text:p text:style-name="P11">Degrees C</text:p>
          </table:table-cell>
          <table:table-cell table:style-name="Table25.B2" office:value-type="string">
            <text:p text:style-name="Table_20_Contents">Configure temperature to be displayed in degrees Celsius</text:p>
          </table:table-cell>
        </table:table-row>
        <table:table-row>
          <table:table-cell table:style-name="Table25.A2" office:value-type="string">
            <text:p text:style-name="P11">F</text:p>
          </table:table-cell>
          <table:table-cell table:style-name="Table25.B2" office:value-type="string">
            <text:p text:style-name="Table_20_Contents">Soft key 1 – selects degrees Fahrenheit</text:p>
          </table:table-cell>
        </table:table-row>
        <table:table-row>
          <table:table-cell table:style-name="Table25.A2" office:value-type="string">
            <text:p text:style-name="P11">C</text:p>
          </table:table-cell>
          <table:table-cell table:style-name="Table25.B2" office:value-type="string">
            <text:p text:style-name="Table_20_Contents">Soft key 2 – selects degrees Celsius</text:p>
          </table:table-cell>
        </table:table-row>
        <table:table-row>
          <table:table-cell table:style-name="Table25.A2" office:value-type="string">
            <text:p text:style-name="P11">SAVE</text:p>
          </table:table-cell>
          <table:table-cell table:style-name="Table25.B2" office:value-type="string">
            <text:p text:style-name="Table_20_Contents">Soft key 3 – saves real time format selection and returns to configuration screen 2.0e.</text:p>
          </table:table-cell>
        </table:table-row>
        <table:table-row>
          <table:table-cell table:style-name="Table25.A2" office:value-type="string">
            <text:p text:style-name="P11">CNCL</text:p>
          </table:table-cell>
          <table:table-cell table:style-name="Table25.B2" office:value-type="string">
            <text:p text:style-name="Table_20_Contents">Soft key 4 – returns to configuration screen 2.0e without saving real time format change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Ericsson GA628" svg:font-family="'Ericsson GA628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Text_20_body" style:class="extra">
      <style:paragraph-properties fo:margin-top="0in" fo:margin-bottom="0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20:51:24.09</meta:creation-date>
    <dc:date>2012-11-26T21:38:01.50</dc:date>
    <meta:editing-duration>PT3H29M28S</meta:editing-duration>
    <meta:editing-cycles>68</meta:editing-cycles>
    <meta:generator>LibreOffice/3.4$Win32 LibreOffice_project/340m1$Build-402</meta:generator>
    <meta:document-statistic meta:table-count="29" meta:image-count="1" meta:object-count="0" meta:page-count="20" meta:paragraph-count="554" meta:word-count="4307" meta:character-count="23867" meta:non-whitespace-character-count="19647"/>
  </office:meta>
</office:document-meta>
</file>